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6.4931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1.0194in"/>
    </style:style>
    <style:style style:name="Table1.B" style:family="table-column">
      <style:table-column-properties style:column-width="1.0896in"/>
    </style:style>
    <style:style style:name="Table1.C" style:family="table-column">
      <style:table-column-properties style:column-width="0.8875in"/>
    </style:style>
    <style:style style:name="Table1.D" style:family="table-column">
      <style:table-column-properties style:column-width="3.49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.A85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P1" style:family="paragraph" style:parent-style-name="Standard">
      <style:text-properties style:font-name="Book Antiqua" fo:font-size="8pt" style:font-size-asian="8pt" style:font-size-complex="8pt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Book Antiqua" fo:font-size="8pt" style:font-size-asian="8pt" style:font-size-complex="8pt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Book Antiqua" fo:font-size="8pt" style:font-size-asian="8pt" style:font-size-complex="8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Book Antiqua" fo:font-size="8pt" officeooo:rsid="0005d557" officeooo:paragraph-rsid="0005d557" style:font-size-asian="8pt" style:font-size-complex="8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Book Antiqua" fo:font-size="8pt" officeooo:rsid="0005d557" officeooo:paragraph-rsid="0005d557" style:font-size-asian="8pt" style:font-size-complex="8pt"/>
    </style:style>
    <style:style style:name="P8" style:family="paragraph" style:parent-style-name="Standard">
      <style:paragraph-properties fo:break-before="page"/>
    </style:style>
    <style:style style:name="P9" style:family="paragraph" style:parent-style-name="List_20_Paragraph" style:list-style-name="WWNum9"/>
    <style:style style:name="P10" style:family="paragraph" style:parent-style-name="List_20_Paragraph" style:list-style-name="WWNum4"/>
    <style:style style:name="P11" style:family="paragraph" style:parent-style-name="List_20_Paragraph" style:list-style-name="WWNum7"/>
    <style:style style:name="P12" style:family="paragraph" style:parent-style-name="List_20_Paragraph" style:list-style-name="WWNum12"/>
    <style:style style:name="P13" style:family="paragraph" style:parent-style-name="List_20_Paragraph">
      <style:text-properties style:font-name="Book Antiqua" fo:font-size="8pt" style:font-size-asian="8pt" style:font-size-complex="8pt"/>
    </style:style>
    <style:style style:name="P14" style:family="paragraph" style:parent-style-name="List_20_Paragraph" style:list-style-name="WWNum5"/>
    <style:style style:name="P15" style:family="paragraph" style:parent-style-name="List_20_Paragraph" style:list-style-name="WWNum8"/>
    <style:style style:name="P16" style:family="paragraph" style:parent-style-name="List_20_Paragraph" style:list-style-name="WWNum6"/>
    <style:style style:name="P17" style:family="paragraph" style:parent-style-name="List_20_Paragraph" style:list-style-name="WWNum14"/>
    <style:style style:name="P18" style:family="paragraph" style:parent-style-name="List_20_Paragraph" style:list-style-name="WWNum13"/>
    <style:style style:name="P19" style:family="paragraph" style:parent-style-name="List_20_Paragraph" style:list-style-name="WWNum19"/>
    <style:style style:name="P20" style:family="paragraph" style:parent-style-name="List_20_Paragraph" style:list-style-name="WWNum10"/>
    <style:style style:name="P21" style:family="paragraph" style:parent-style-name="List_20_Paragraph" style:list-style-name="WWNum11"/>
    <style:style style:name="P22" style:family="paragraph" style:parent-style-name="List_20_Paragraph" style:list-style-name="WWNum17"/>
    <style:style style:name="P23" style:family="paragraph" style:parent-style-name="List_20_Paragraph" style:list-style-name="WWNum18"/>
    <style:style style:name="P24" style:family="paragraph" style:parent-style-name="List_20_Paragraph" style:list-style-name="WWNum15"/>
    <style:style style:name="P25" style:family="paragraph" style:parent-style-name="List_20_Paragraph" style:list-style-name="WWNum16"/>
    <style:style style:name="P26" style:family="paragraph" style:parent-style-name="List_20_Paragraph" style:list-style-name="WWNum2">
      <style:paragraph-properties fo:margin-top="0in" fo:margin-bottom="0in" loext:contextual-spacing="true" fo:line-height="100%"/>
    </style:style>
    <style:style style:name="P27" style:family="paragraph" style:parent-style-name="List_20_Paragraph" style:list-style-name="WWNum1">
      <style:paragraph-properties fo:margin-top="0in" fo:margin-bottom="0in" loext:contextual-spacing="true" fo:line-height="100%"/>
    </style:style>
    <style:style style:name="P28" style:family="paragraph" style:parent-style-name="List_20_Paragraph" style:list-style-name="WWNum3">
      <style:paragraph-properties fo:margin-top="0in" fo:margin-bottom="0in" loext:contextual-spacing="true" fo:line-height="100%"/>
    </style:style>
    <style:style style:name="P29" style:family="paragraph" style:parent-style-name="List_20_Paragraph" style:list-style-name="WWNum2">
      <style:paragraph-properties fo:margin-top="0in" fo:margin-bottom="0in" loext:contextual-spacing="true" fo:line-height="100%"/>
      <style:text-properties style:font-name="Book Antiqua" fo:font-size="8pt" officeooo:rsid="0005d557" officeooo:paragraph-rsid="0005d557" style:font-size-asian="8pt" style:font-size-complex="8pt"/>
    </style:style>
    <style:style style:name="P30" style:family="paragraph" style:parent-style-name="List_20_Paragraph" style:list-style-name="WWNum1">
      <style:paragraph-properties fo:margin-top="0in" fo:margin-bottom="0in" loext:contextual-spacing="true" fo:line-height="100%"/>
      <style:text-properties style:font-name="Book Antiqua" fo:font-size="8pt" officeooo:rsid="0005d557" officeooo:paragraph-rsid="0005d557" style:font-size-asian="8pt" style:font-size-complex="8pt"/>
    </style:style>
    <style:style style:name="T1" style:family="text">
      <style:text-properties style:font-name="Book Antiqua" fo:font-weight="bold" style:font-weight-asian="bold"/>
    </style:style>
    <style:style style:name="T2" style:family="text">
      <style:text-properties style:font-name="Book Antiqua" fo:font-size="8pt" style:font-size-asian="8pt" style:font-size-complex="8pt"/>
    </style:style>
    <style:style style:name="T3" style:family="text">
      <style:text-properties style:font-name="Book Antiqua" fo:font-size="8pt" fo:font-style="italic" fo:font-weight="bold" style:font-size-asian="8pt" style:font-style-asian="italic" style:font-weight-asian="bold" style:font-size-complex="8pt"/>
    </style:style>
    <style:style style:name="T4" style:family="text">
      <style:text-properties style:font-name="Wingdings" fo:font-size="8pt" style:font-name-asian="Wingdings2" style:font-size-asian="8pt" style:font-name-complex="Wingdings2" style:font-size-complex="8pt"/>
    </style:style>
    <style:style style:name="Sect1" style:family="section">
      <style:section-properties text:dont-balance-text-columns="true"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<text:span text:style-name="T1">Name</text:span></text:p>
          </table:table-cell>
          <table:table-cell table:style-name="Table1.A1" office:value-type="string">
            <text:p text:style-name="P2"><text:span text:style-name="T1">Who</text:span></text:p>
          </table:table-cell>
          <table:table-cell table:style-name="Table1.A1" office:value-type="string">
            <text:p text:style-name="P2"><text:span text:style-name="T1">Cost/Dice</text:span></text:p>
          </table:table-cell>
          <table:table-cell table:style-name="Table1.A1" office:value-type="string">
            <text:p text:style-name="P2"><text:span text:style-name="T1">Effects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Aggressive Stance</text:span></text:p>
          </table:table-cell>
          <table:table-cell table:style-name="Table1.A1" office:value-type="string">
            <text:list xml:id="list3860394766" text:style-name="WWNum2">
              <text:list-item>
                <text:p text:style-name="P26"><text:span text:style-name="T2">Amazon</text:span></text:p>
              </text:list-item>
              <text:list-item>
                <text:p text:style-name="P26"><text:span text:style-name="T2">Captain</text:span></text:p>
              </text:list-item>
            </text:list>
          </table:table-cell>
          <table:table-cell table:style-name="Table1.A1" office:value-type="string">
            <text:p text:style-name="P3"><text:span text:style-name="T2">S+D</text:span></text:p>
          </table:table-cell>
          <table:table-cell table:style-name="Table1.A1" office:value-type="string">
            <text:list xml:id="list1438363501" text:style-name="WWNum1">
              <text:list-item>
                <text:p text:style-name="P27"><text:span text:style-name="T2">Gain 1 ATK token</text:span></text:p>
              </text:list-item>
              <text:list-item>
                <text:p text:style-name="P27"><text:span text:style-name="T2">Reroll 1 battle die of your choic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Alchemical Fortification</text:span></text:p>
          </table:table-cell>
          <table:table-cell table:style-name="Table1.A1" office:value-type="string">
            <text:list xml:id="list223450596408882" text:continue-list="list3860394766" text:style-name="WWNum2">
              <text:list-item>
                <text:p text:style-name="P26"><text:span text:style-name="T2">Sorcerer</text:span></text:p>
              </text:list-item>
            </text:list>
          </table:table-cell>
          <table:table-cell table:style-name="Table1.A1" office:value-type="string">
            <text:p text:style-name="P3"><text:span text:style-name="T2">S+Pm</text:span></text:p>
          </table:table-cell>
          <table:table-cell table:style-name="Table1.A1" office:value-type="string">
            <text:list xml:id="list223450144283843" text:continue-list="list1438363501" text:style-name="WWNum1">
              <text:list-item>
                <text:p text:style-name="P27"><text:span text:style-name="T2">Gain 1 DEF token</text:span></text:p>
              </text:list-item>
              <text:list-item>
                <text:p text:style-name="P27"><text:span text:style-name="T2">Reroll one of your unspent magic dic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Ambusher</text:span></text:p>
          </table:table-cell>
          <table:table-cell table:style-name="Table1.A1" office:value-type="string">
            <text:list xml:id="list223449938314959" text:continue-list="list223450596408882" text:style-name="WWNum2">
              <text:list-item>
                <text:p text:style-name="P26"><text:span text:style-name="T2">Black Knight</text:span></text:p>
              </text:list-item>
              <text:list-item>
                <text:p text:style-name="P26"><text:span text:style-name="T2">Captain</text:span></text:p>
              </text:list-item>
              <text:list-item>
                <text:p text:style-name="P26"><text:span text:style-name="T2">Elf</text:span></text:p>
              </text:list-item>
              <text:list-item>
                <text:p text:style-name="P26"><text:span text:style-name="T2">Swordsman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50094629873" text:continue-list="list223450144283843" text:style-name="WWNum1">
              <text:list-item>
                <text:p text:style-name="P27"><text:span text:style-name="T2">If ambushing an opponent, you get +2 battle dice and +2 prowess for the first combat round only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Armor Master</text:span></text:p>
          </table:table-cell>
          <table:table-cell table:style-name="Table1.A1" office:value-type="string">
            <text:list xml:id="list223449042952320" text:continue-list="list223449938314959" text:style-name="WWNum2">
              <text:list-item>
                <text:p text:style-name="P26"><text:span text:style-name="T2">Black Knight</text:span></text:p>
              </text:list-item>
              <text:list-item>
                <text:p text:style-name="P26"><text:span text:style-name="T2">Captain</text:span></text:p>
              </text:list-item>
              <text:list-item>
                <text:p text:style-name="P26"><text:span text:style-name="T2">White Knight</text:span></text:p>
              </text:list-item>
            </text:list>
          </table:table-cell>
          <table:table-cell table:style-name="Table1.A1" office:value-type="string">
            <text:p text:style-name="P3"><text:span text:style-name="T2">S</text:span></text:p>
          </table:table-cell>
          <table:table-cell table:style-name="Table1.A1" office:value-type="string">
            <text:list xml:id="list223450612608812" text:continue-list="list223450094629873" text:style-name="WWNum1">
              <text:list-item>
                <text:p text:style-name="P27"><text:span text:style-name="T2">Can only be used once/round</text:span></text:p>
              </text:list-item>
              <text:list-item>
                <text:p text:style-name="P27"><text:span text:style-name="T2">Reroll any of your unspent armor dic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Attack Combo</text:span></text:p>
          </table:table-cell>
          <table:table-cell table:style-name="Table1.A1" office:value-type="string">
            <text:list xml:id="list223449424095708" text:continue-list="list223449042952320" text:style-name="WWNum2">
              <text:list-item>
                <text:p text:style-name="P26"><text:span text:style-name="T2">Amazon</text:span></text:p>
              </text:list-item>
            </text:list>
          </table:table-cell>
          <table:table-cell table:style-name="Table1.A1" office:value-type="string">
            <text:p text:style-name="P3"><text:span text:style-name="T2">S+M</text:span></text:p>
          </table:table-cell>
          <table:table-cell table:style-name="Table1.A1" office:value-type="string">
            <text:list xml:id="list223449836125403" text:continue-list="list223450612608812" text:style-name="WWNum1">
              <text:list-item>
                <text:p text:style-name="P27"><text:span text:style-name="T2">After an attack, you can immediately make another attack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Axe Master</text:span></text:p>
          </table:table-cell>
          <table:table-cell table:style-name="Table1.A1" office:value-type="string">
            <text:list xml:id="list223449643857768" text:continue-list="list223449424095708" text:style-name="WWNum2">
              <text:list-item>
                <text:p text:style-name="P26"><text:span text:style-name="T2">Berserker</text:span></text:p>
              </text:list-item>
              <text:list-item>
                <text:p text:style-name="P26"><text:span text:style-name="T2">Dwarf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49790711436" text:continue-list="list223449836125403" text:style-name="WWNum1">
              <text:list-item>
                <text:p text:style-name="P27"><text:span text:style-name="T2">When using an axe</text:span></text:p>
              </text:list-item>
              <text:list-item>
                <text:p text:style-name="P27"><text:span text:style-name="T2">+1 Battle die</text:span></text:p>
              </text:list-item>
              <text:list-item>
                <text:p text:style-name="P27"><text:span text:style-name="T2">+1 Prowess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Battle Hardened</text:span></text:p>
          </table:table-cell>
          <table:table-cell table:style-name="Table1.A1" office:value-type="string">
            <text:list xml:id="list223449671869201" text:continue-list="list223449643857768" text:style-name="WWNum2">
              <text:list-item>
                <text:p text:style-name="P26"><text:span text:style-name="T2">Berserker</text:span></text:p>
              </text:list-item>
              <text:list-item>
                <text:p text:style-name="P26"><text:span text:style-name="T2">Black Knight</text:span></text:p>
              </text:list-item>
              <text:list-item>
                <text:p text:style-name="P26"><text:span text:style-name="T2">Captain</text:span></text:p>
              </text:list-item>
              <text:list-item>
                <text:p text:style-name="P26"><text:span text:style-name="T2">Dwarf</text:span></text:p>
              </text:list-item>
              <text:list-item>
                <text:p text:style-name="P26"><text:span text:style-name="T2">White Knight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49485674417" text:continue-list="list223449790711436" text:style-name="WWNum1">
              <text:list-item>
                <text:p text:style-name="P27"><text:span text:style-name="T2">Prowess + 1</text:span></text:p>
              </text:list-item>
              <text:list-item>
                <text:p text:style-name="P27"><text:span text:style-name="T2">Resilience + 1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Berserk Shout</text:span></text:p>
          </table:table-cell>
          <table:table-cell table:style-name="Table1.A1" office:value-type="string">
            <text:list xml:id="list223450375395589" text:continue-list="list223449671869201" text:style-name="WWNum2">
              <text:list-item>
                <text:p text:style-name="P26"><text:span text:style-name="T2">Berserker</text:span></text:p>
              </text:list-item>
            </text:list>
          </table:table-cell>
          <table:table-cell table:style-name="Table1.A1" office:value-type="string">
            <text:p text:style-name="P3"><text:span text:style-name="T2">S+#D</text:span></text:p>
          </table:table-cell>
          <table:table-cell table:style-name="Table1.A1" office:value-type="string">
            <text:list xml:id="list223449877242760" text:continue-list="list223449485674417" text:style-name="WWNum1">
              <text:list-item>
                <text:p text:style-name="P27"><text:span text:style-name="T2">Your prowess increases by the number of DEF you spent</text:span></text:p>
              </text:list-item>
              <text:list-item>
                <text:p text:style-name="P27"><text:span text:style-name="T2">Fatigue one die at the end of the combat round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Blood Magic</text:span></text:p>
          </table:table-cell>
          <table:table-cell table:style-name="Table1.A1" office:value-type="string">
            <text:list xml:id="list223450207832265" text:continue-list="list223450375395589" text:style-name="WWNum2">
              <text:list-item>
                <text:p text:style-name="P26"><text:span text:style-name="T2">Druid</text:span></text:p>
              </text:list-item>
              <text:list-item>
                <text:p text:style-name="P26"><text:span text:style-name="T2">Witch</text:span></text:p>
              </text:list-item>
              <text:list-item>
                <text:p text:style-name="P26"><text:span text:style-name="T2">Witch King</text:span></text:p>
              </text:list-item>
            </text:list>
          </table:table-cell>
          <table:table-cell table:style-name="Table1.A1" office:value-type="string">
            <text:p text:style-name="P3"><text:span text:style-name="T2">S</text:span></text:p>
          </table:table-cell>
          <table:table-cell table:style-name="Table1.A1" office:value-type="string">
            <text:list xml:id="list223450818468595" text:continue-list="list223449877242760" text:style-name="WWNum1">
              <text:list-item>
                <text:p text:style-name="P27"><text:span text:style-name="T2">You lose one hit point</text:span></text:p>
              </text:list-item>
              <text:list-item>
                <text:p text:style-name="P27"><text:span text:style-name="T2">Reroll any of your unspent skill dic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Bow Master</text:span></text:p>
          </table:table-cell>
          <table:table-cell table:style-name="Table1.A1" office:value-type="string">
            <text:list xml:id="list223449383269790" text:continue-list="list223450207832265" text:style-name="WWNum2">
              <text:list-item>
                <text:p text:style-name="P26"><text:span text:style-name="T2">Amazon</text:span></text:p>
              </text:list-item>
              <text:list-item>
                <text:p text:style-name="P26"><text:span text:style-name="T2">Elf</text:span></text:p>
              </text:list-item>
              <text:list-item>
                <text:p text:style-name="P26"><text:span text:style-name="T2">Woods Girl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49258781111" text:continue-list="list223450818468595" text:style-name="WWNum1">
              <text:list-item>
                <text:p text:style-name="P27"><text:span text:style-name="T2">When using missile weapons</text:span></text:p>
              </text:list-item>
              <text:list-item>
                <text:p text:style-name="P27"><text:span text:style-name="T2">+1 Battle die</text:span></text:p>
              </text:list-item>
              <text:list-item>
                <text:p text:style-name="P27"><text:span text:style-name="T2">+1 Prowess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Carouser</text:span></text:p>
          </table:table-cell>
          <table:table-cell table:style-name="Table1.A1" office:value-type="string">
            <text:list xml:id="list223450798824333" text:continue-list="list223449383269790" text:style-name="WWNum2">
              <text:list-item>
                <text:p text:style-name="P26"><text:span text:style-name="T2">Captain</text:span></text:p>
              </text:list-item>
              <text:list-item>
                <text:p text:style-name="P26"><text:span text:style-name="T2">Dwarf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50573304530" text:continue-list="list223449258781111" text:style-name="WWNum1">
              <text:list-item>
                <text:p text:style-name="P27"><text:span text:style-name="T2">+1 Skill die when trading or hiring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Cartographer</text:span></text:p>
          </table:table-cell>
          <table:table-cell table:style-name="Table1.A1" office:value-type="string">
            <text:list xml:id="list223449487994867" text:continue-numbering="true" text:style-name="WWNum1">
              <text:list-item>
                <text:p text:style-name="P27"><text:span text:style-name="T2">Wizard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50569129447" text:continue-numbering="true" text:style-name="WWNum1">
              <text:list-item>
                <text:p text:style-name="P27"><text:span text:style-name="T2">Once per day you can move across one impassable barrier, or into one impassable hex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Charge</text:span></text:p>
          </table:table-cell>
          <table:table-cell table:style-name="Table1.A1" office:value-type="string">
            <text:list xml:id="list223448981640155" text:continue-numbering="true" text:style-name="WWNum1">
              <text:list-item>
                <text:p text:style-name="P27"><text:span text:style-name="T2">Amazon</text:span></text:p>
              </text:list-item>
              <text:list-item>
                <text:p text:style-name="P27"><text:span text:style-name="T2">Berserker</text:span></text:p>
              </text:list-item>
              <text:list-item>
                <text:p text:style-name="P27"><text:span text:style-name="T2">Black Knight</text:span></text:p>
              </text:list-item>
              <text:list-item>
                <text:p text:style-name="P27"><text:span text:style-name="T2">Swordsman</text:span></text:p>
              </text:list-item>
            </text:list>
          </table:table-cell>
          <table:table-cell table:style-name="Table1.A1" office:value-type="string">
            <text:p text:style-name="P3"><text:span text:style-name="T2">S+M</text:span></text:p>
          </table:table-cell>
          <table:table-cell table:style-name="Table1.A1" office:value-type="string">
            <text:list xml:id="list223450267371792" text:continue-numbering="true" text:style-name="WWNum1">
              <text:list-item>
                <text:p text:style-name="P27"><text:span text:style-name="T2">Can only be used once/round</text:span></text:p>
              </text:list-item>
              <text:list-item>
                <text:p text:style-name="P27"><text:span text:style-name="T2">Target is </text:span><text:span text:style-name="T3">engaged</text:span></text:p>
              </text:list-item>
              <text:list-item>
                <text:p text:style-name="P27"><text:span text:style-name="T2">Prowess +1 for the rest of the combat round</text:span></text:p>
              </text:list-item>
              <text:list-item>
                <text:p text:style-name="P27"><text:span text:style-name="T2">You may reroll any one of your or your target’s battle dic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Chaser</text:span></text:p>
          </table:table-cell>
          <table:table-cell table:style-name="Table1.A1" office:value-type="string">
            <text:list xml:id="list223449618579289" text:continue-numbering="true" text:style-name="WWNum1">
              <text:list-item>
                <text:p text:style-name="P27"><text:span text:style-name="T2">Black Knight</text:span></text:p>
              </text:list-item>
              <text:list-item>
                <text:p text:style-name="P27"><text:span text:style-name="T2">Swordsman</text:span></text:p>
              </text:list-item>
            </text:list>
          </table:table-cell>
          <table:table-cell table:style-name="Table1.A1" office:value-type="string">
            <text:p text:style-name="P3"><text:span text:style-name="T2">S+M</text:span></text:p>
          </table:table-cell>
          <table:table-cell table:style-name="Table1.A1" office:value-type="string">
            <text:list xml:id="list223450507126492" text:continue-numbering="true" text:style-name="WWNum1">
              <text:list-item>
                <text:p text:style-name="P27"><text:span text:style-name="T2">Opponent discards all MOV results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Chromatic Rage</text:span></text:p>
          </table:table-cell>
          <table:table-cell table:style-name="Table1.A1" office:value-type="string">
            <text:list xml:id="list223449520836409" text:continue-numbering="true" text:style-name="WWNum1">
              <text:list-item>
                <text:p text:style-name="P27"><text:span text:style-name="T2">Magician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49077671641" text:continue-numbering="true" text:style-name="WWNum1">
              <text:list-item>
                <text:p text:style-name="P27"><text:span text:style-name="T2">At the beginning of any combat round, before dice are rolled, fatigue one die and swap any number of magic dice of one color for battle dice</text:span></text:p>
              </text:list-item>
              <text:list-item>
                <text:p text:style-name="P27"><text:span text:style-name="T2">Dice remain switched until the end of the current battl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Cleave</text:span></text:p>
          </table:table-cell>
          <table:table-cell table:style-name="Table1.A1" office:value-type="string">
            <text:list xml:id="list223449483689631" text:continue-numbering="true" text:style-name="WWNum1">
              <text:list-item>
                <text:p text:style-name="P27"><text:span text:style-name="T2">Berserker</text:span></text:p>
              </text:list-item>
            </text:list>
          </table:table-cell>
          <table:table-cell table:style-name="Table1.A1" office:value-type="string">
            <text:p text:style-name="P3"><text:span text:style-name="T2">S+#A</text:span></text:p>
          </table:table-cell>
          <table:table-cell table:style-name="Table1.A1" office:value-type="string">
            <text:list xml:id="list223449056360567" text:continue-numbering="true" text:style-name="WWNum1">
              <text:list-item>
                <text:p text:style-name="P27"><text:span text:style-name="T2">If you are not </text:span><text:span text:style-name="T3">engaged</text:span></text:p>
              </text:list-item>
              <text:list-item>
                <text:p text:style-name="P27"><text:span text:style-name="T2">Your attack hits all enemies in the battl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Color Master</text:span></text:p>
          </table:table-cell>
          <table:table-cell table:style-name="Table1.A1" office:value-type="string">
            <text:list xml:id="list223449906252204" text:continue-numbering="true" text:style-name="WWNum1">
              <text:list-item>
                <text:p text:style-name="P27"><text:span text:style-name="T2">Magician</text:span></text:p>
              </text:list-item>
            </text:list>
          </table:table-cell>
          <table:table-cell table:style-name="Table1.A1" office:value-type="string">
            <text:p text:style-name="P3"><text:span text:style-name="T2">S</text:span></text:p>
          </table:table-cell>
          <table:table-cell table:style-name="Table1.A1" office:value-type="string">
            <text:list xml:id="list223450713156449" text:continue-numbering="true" text:style-name="WWNum1">
              <text:list-item>
                <text:p text:style-name="P27"><text:span text:style-name="T2">Swap any number of magic dice of one color for dice of any other color</text:span></text:p>
              </text:list-item>
              <text:list-item>
                <text:p text:style-name="P27"><text:span text:style-name="T2">Dice remain switched until the end of the current battl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Conviction</text:span></text:p>
          </table:table-cell>
          <table:table-cell table:style-name="Table1.A1" office:value-type="string">
            <text:list xml:id="list223449450646455" text:continue-numbering="true" text:style-name="WWNum1">
              <text:list-item>
                <text:p text:style-name="P27"><text:span text:style-name="T2">Pilgrim</text:span></text:p>
              </text:list-item>
              <text:list-item>
                <text:p text:style-name="P27"><text:span text:style-name="T2">White Knight</text:span></text:p>
              </text:list-item>
            </text:list>
          </table:table-cell>
          <table:table-cell table:style-name="Table1.A1" office:value-type="string">
            <text:p text:style-name="P3"><text:span text:style-name="T2">#Wm</text:span></text:p>
          </table:table-cell>
          <table:table-cell table:style-name="Table1.A1" office:value-type="string">
            <text:list xml:id="list223449035688653" text:continue-numbering="true" text:style-name="WWNum1">
              <text:list-item>
                <text:p text:style-name="P27"><text:span text:style-name="T2">Reroll a number of unspent dice equal to the number of magic dice spent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Counter Spell</text:span></text:p>
          </table:table-cell>
          <table:table-cell table:style-name="Table1.A1" office:value-type="string">
            <text:list xml:id="list223450681317660" text:continue-numbering="true" text:style-name="WWNum1">
              <text:list-item>
                <text:p text:style-name="P27"><text:span text:style-name="T2">Sorcerer</text:span></text:p>
              </text:list-item>
            </text:list>
          </table:table-cell>
          <table:table-cell table:style-name="Table1.A1" office:value-type="string">
            <text:p text:style-name="P3"><text:span text:style-name="T2">S+#M</text:span></text:p>
          </table:table-cell>
          <table:table-cell table:style-name="Table1.A1" office:value-type="string">
            <text:list xml:id="list223449271537249" text:continue-numbering="true" text:style-name="WWNum1">
              <text:list-item>
                <text:p text:style-name="P27"><text:span text:style-name="T2">Your opponent must discard a number of saved MAG results equal to the MAG spent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Cowardice</text:span></text:p>
          </table:table-cell>
          <table:table-cell table:style-name="Table1.A1" office:value-type="string">
            <text:list xml:id="list223449855536706" text:continue-numbering="true" text:style-name="WWNum1">
              <text:list-item>
                <text:p text:style-name="P27"><text:span text:style-name="T2">Black Knight</text:span></text:p>
              </text:list-item>
            </text:list>
          </table:table-cell>
          <table:table-cell table:style-name="Table1.A1" office:value-type="string">
            <text:p text:style-name="P3"><text:span text:style-name="T2">S+M</text:span></text:p>
          </table:table-cell>
          <table:table-cell table:style-name="Table1.A1" office:value-type="string">
            <text:list xml:id="list223450835719745" text:continue-numbering="true" text:style-name="WWNum1">
              <text:list-item>
                <text:p text:style-name="P27"><text:span text:style-name="T2">Escape battle immediately if not </text:span><text:span text:style-name="T3">engaged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Crow Companion</text:span></text:p>
          </table:table-cell>
          <table:table-cell table:style-name="Table1.A1" office:value-type="string">
            <text:list xml:id="list223449086315984" text:continue-numbering="true" text:style-name="WWNum1">
              <text:list-item>
                <text:p text:style-name="P27"><text:span text:style-name="T2">Druid</text:span></text:p>
              </text:list-item>
              <text:list-item>
                <text:p text:style-name="P27"><text:span text:style-name="T2">Wizard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51040742636" text:continue-numbering="true" text:style-name="WWNum1">
              <text:list-item>
                <text:p text:style-name="P27"><text:span text:style-name="T2">You gain a crow as a permanent companion</text:span></text:p>
              </text:list-item>
              <text:list-item>
                <text:p text:style-name="P27"><text:span text:style-name="T2">In combat, crows have 2 hit points, and 4 quickness dice, 0 prowess, and 4 resilience</text:span></text:p>
              </text:list-item>
              <text:list-item>
                <text:p text:style-name="P27"><text:span text:style-name="T2">If your crow dies, you can gain another for a small fame penalty</text:span></text:p>
              </text:list-item>
              <text:list-item>
                <text:p text:style-name="P27"><text:span text:style-name="T2">Crows allow you to search in adjacent tiles</text:span></text:p>
              </text:list-item>
              <text:list-item>
                <text:p text:style-name="P27"><text:span text:style-name="T2">Crows allow you to loot in adjacent tiles, but only if the item drawn has negligible weight (does not take inventory slot)</text:span></text:p>
              </text:list-item>
            </text:list>
          </table:table-cell>
        </table:table-row>
        <text:soft-page-break/>
        <table:table-row table:style-name="Table1.1">
          <table:table-cell table:style-name="Table1.A1" office:value-type="string">
            <text:p text:style-name="P2"><text:span text:style-name="T2">Curse Immunity</text:span></text:p>
          </table:table-cell>
          <table:table-cell table:style-name="Table1.A1" office:value-type="string">
            <text:list xml:id="list223450207478445" text:continue-numbering="true" text:style-name="WWNum1">
              <text:list-item>
                <text:p text:style-name="P27"><text:span text:style-name="T2">Druid</text:span></text:p>
              </text:list-item>
              <text:list-item>
                <text:p text:style-name="P27"><text:span text:style-name="T2">Witch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49622958779" text:continue-numbering="true" text:style-name="WWNum1">
              <text:list-item>
                <text:p text:style-name="P27"><text:span text:style-name="T2">You cannot be </text:span><text:span text:style-name="T3">cursed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Defensive Stance</text:span></text:p>
          </table:table-cell>
          <table:table-cell table:style-name="Table1.A1" office:value-type="string">
            <text:list xml:id="list3013349321" text:style-name="WWNum3">
              <text:list-item>
                <text:p text:style-name="P28"><text:span text:style-name="T2">Black Knight</text:span></text:p>
              </text:list-item>
              <text:list-item>
                <text:p text:style-name="P28"><text:span text:style-name="T2">Captain</text:span></text:p>
              </text:list-item>
            </text:list>
          </table:table-cell>
          <table:table-cell table:style-name="Table1.A1" office:value-type="string">
            <text:p text:style-name="P3"><text:span text:style-name="T2">S+A</text:span></text:p>
          </table:table-cell>
          <table:table-cell table:style-name="Table1.A1" office:value-type="string">
            <text:list xml:id="list223449869352299" text:continue-list="list223449622958779" text:style-name="WWNum1">
              <text:list-item>
                <text:p text:style-name="P27"><text:span text:style-name="T2">Gain 2 DEF tokens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Deft Touch</text:span></text:p>
          </table:table-cell>
          <table:table-cell table:style-name="Table1.A1" office:value-type="string">
            <text:list xml:id="list223450510196226" text:continue-list="list3013349321" text:style-name="WWNum3">
              <text:list-item>
                <text:p text:style-name="P28"><text:span text:style-name="T2">Magician</text:span></text:p>
              </text:list-item>
              <text:list-item>
                <text:p text:style-name="P28"><text:span text:style-name="T2">Swordsman</text:span></text:p>
              </text:list-item>
              <text:list-item>
                <text:p text:style-name="P28"><text:span text:style-name="T2">Wizard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50820504490" text:continue-list="list223449869352299" text:style-name="WWNum1">
              <text:list-item>
                <text:p text:style-name="P27"><text:span text:style-name="T2">+1 Skill die when looting or stealing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Demonic Whispers</text:span></text:p>
          </table:table-cell>
          <table:table-cell table:style-name="Table1.A1" office:value-type="string">
            <text:list xml:id="list223450008342000" text:continue-list="list223450510196226" text:style-name="WWNum3">
              <text:list-item>
                <text:p text:style-name="P28"><text:span text:style-name="T2">Magician</text:span></text:p>
              </text:list-item>
              <text:list-item>
                <text:p text:style-name="P28"><text:span text:style-name="T2">Witch</text:span></text:p>
              </text:list-item>
              <text:list-item>
                <text:p text:style-name="P28"><text:span text:style-name="T2">Witch King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49372934947" text:continue-list="list223450820504490" text:style-name="WWNum1">
              <text:list-item>
                <text:p text:style-name="P27"><text:span text:style-name="T2">Gain 1 black magic die</text:span></text:p>
              </text:list-item>
              <text:list-item>
                <text:p text:style-name="P27"><text:span text:style-name="T2">Learn one spell from the black list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Dodge</text:span></text:p>
          </table:table-cell>
          <table:table-cell table:style-name="Table1.A1" office:value-type="string">
            <text:list xml:id="list223451044579621" text:continue-list="list223450008342000" text:style-name="WWNum3">
              <text:list-item>
                <text:p text:style-name="P28"><text:span text:style-name="T2">Elf</text:span></text:p>
              </text:list-item>
              <text:list-item>
                <text:p text:style-name="P28"><text:span text:style-name="T2">Swordsman</text:span></text:p>
              </text:list-item>
            </text:list>
          </table:table-cell>
          <table:table-cell table:style-name="Table1.A1" office:value-type="string">
            <text:p text:style-name="P3"><text:span text:style-name="T2">S</text:span></text:p>
          </table:table-cell>
          <table:table-cell table:style-name="Table1.A1" office:value-type="string">
            <text:list xml:id="list223450549629520" text:continue-list="list223449372934947" text:style-name="WWNum1">
              <text:list-item>
                <text:p text:style-name="P27"><text:span text:style-name="T2">Immediately change any of your MOV </text:span><text:span text:style-name="T4"></text:span><text:span text:style-name="T2"> DEF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Duck</text:span></text:p>
          </table:table-cell>
          <table:table-cell table:style-name="Table1.A1" office:value-type="string">
            <text:list xml:id="list223450022788046" text:continue-list="list223451044579621" text:style-name="WWNum3">
              <text:list-item>
                <text:p text:style-name="P28"><text:span text:style-name="T2">Dwarf</text:span></text:p>
              </text:list-item>
            </text:list>
          </table:table-cell>
          <table:table-cell table:style-name="Table1.A1" office:value-type="string">
            <text:p text:style-name="P3"><text:span text:style-name="T2">M+D</text:span></text:p>
          </table:table-cell>
          <table:table-cell table:style-name="Table1.A1" office:value-type="string">
            <text:list xml:id="list223450840565832" text:continue-list="list223450549629520" text:style-name="WWNum1">
              <text:list-item>
                <text:p text:style-name="P27"><text:span text:style-name="T2">Opponent discards 2 ATK</text:span></text:p>
              </text:list-item>
              <text:list-item>
                <text:p text:style-name="P27"><text:span text:style-name="T2">Opponent rerolls all unspent battle dic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Duelist</text:span></text:p>
          </table:table-cell>
          <table:table-cell table:style-name="Table1.A1" office:value-type="string">
            <text:list xml:id="list223449256149865" text:continue-list="list223450022788046" text:style-name="WWNum3">
              <text:list-item>
                <text:p text:style-name="P28"><text:span text:style-name="T2">Swordsmen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50630243950" text:continue-list="list223450840565832" text:style-name="WWNum1">
              <text:list-item>
                <text:p text:style-name="P27"><text:span text:style-name="T2">When fighting a human or goblinoid opponent</text:span></text:p>
              </text:list-item>
              <text:list-item>
                <text:p text:style-name="P27"><text:span text:style-name="T2">+1 Battle die</text:span></text:p>
              </text:list-item>
              <text:list-item>
                <text:p text:style-name="P27"><text:span text:style-name="T2">+1 Prowess</text:span></text:p>
              </text:list-item>
              <text:list-item>
                <text:p text:style-name="P27"><text:span text:style-name="T2">+1 Resilienc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Elementalist</text:span></text:p>
          </table:table-cell>
          <table:table-cell table:style-name="Table1.A1" office:value-type="string">
            <text:list xml:id="list223449059633285" text:continue-list="list223449256149865" text:style-name="WWNum3">
              <text:list-item>
                <text:p text:style-name="P28"><text:span text:style-name="T2">Sorcerer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51017121634" text:continue-list="list223450630243950" text:style-name="WWNum1">
              <text:list-item>
                <text:p text:style-name="P27"><text:span text:style-name="T2">Choose one element (fire, water, earth, air)</text:span></text:p>
              </text:list-item>
              <text:list-item>
                <text:p text:style-name="P27"><text:span text:style-name="T2">You gain +1 magic die when casting spells associated with that element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Elven Traditions</text:span></text:p>
          </table:table-cell>
          <table:table-cell table:style-name="Table1.A1" office:value-type="string">
            <text:list xml:id="list223450547407419" text:continue-list="list223449059633285" text:style-name="WWNum3">
              <text:list-item>
                <text:p text:style-name="P28"><text:span text:style-name="T2">Elf</text:span></text:p>
              </text:list-item>
              <text:list-item>
                <text:p text:style-name="P28"><text:span text:style-name="T2">Magician</text:span></text:p>
              </text:list-item>
              <text:list-item>
                <text:p text:style-name="P28"><text:span text:style-name="T2">Wizard</text:span></text:p>
              </text:list-item>
              <text:list-item>
                <text:p text:style-name="P28"><text:span text:style-name="T2">Woods Girl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50956331738" text:continue-list="list223451017121634" text:style-name="WWNum1">
              <text:list-item>
                <text:p text:style-name="P27"><text:span text:style-name="T2">Gain 1 gold magic die</text:span></text:p>
              </text:list-item>
              <text:list-item>
                <text:p text:style-name="P27"><text:span text:style-name="T2">Learn one spell from the gold list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Evoker</text:span></text:p>
          </table:table-cell>
          <table:table-cell table:style-name="Table1.A1" office:value-type="string">
            <text:list xml:id="list223449878950203" text:continue-list="list223450547407419" text:style-name="WWNum3">
              <text:list-item>
                <text:p text:style-name="P28"><text:span text:style-name="T2">Magician</text:span></text:p>
              </text:list-item>
              <text:list-item>
                <text:p text:style-name="P28"><text:span text:style-name="T2">Sorcerer</text:span></text:p>
              </text:list-item>
              <text:list-item>
                <text:p text:style-name="P28"><text:span text:style-name="T2">Witch King</text:span></text:p>
              </text:list-item>
              <text:list-item>
                <text:p text:style-name="P28"><text:span text:style-name="T2">Wizard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49228853994" text:continue-list="list223450956331738" text:style-name="WWNum1">
              <text:list-item>
                <text:p text:style-name="P27"><text:span text:style-name="T2">Gain 1 purple magic die</text:span></text:p>
              </text:list-item>
              <text:list-item>
                <text:p text:style-name="P27"><text:span text:style-name="T2">Learn one spell from the purple list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Faerie Companion</text:span></text:p>
          </table:table-cell>
          <table:table-cell table:style-name="Table1.A1" office:value-type="string">
            <text:list xml:id="list223450176805792" text:continue-list="list223449878950203" text:style-name="WWNum3">
              <text:list-item>
                <text:p text:style-name="P28"><text:span text:style-name="T2">Elf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50004189350" text:continue-list="list223449228853994" text:style-name="WWNum1">
              <text:list-item>
                <text:p text:style-name="P27"><text:span text:style-name="T2">You get a faerie as a permanent companion</text:span></text:p>
              </text:list-item>
              <text:list-item>
                <text:p text:style-name="P27"><text:span text:style-name="T2">In combat, faeries have 2 hit points, and 4 quickness dice, 0 prowess, and 4 resilience</text:span></text:p>
              </text:list-item>
              <text:list-item>
                <text:p text:style-name="P27"><text:span text:style-name="T2">If your faerie dies, you can gain another for a small fame penalty</text:span></text:p>
              </text:list-item>
              <text:list-item>
                <text:p text:style-name="P27"><text:span text:style-name="T2">Faeries allow you to reroll a single unspent magic di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Fear Immunity</text:span></text:p>
          </table:table-cell>
          <table:table-cell table:style-name="Table1.A1" office:value-type="string">
            <text:list xml:id="list223449738246076" text:continue-list="list223450176805792" text:style-name="WWNum3">
              <text:list-item>
                <text:p text:style-name="P28"><text:span text:style-name="T2">Berserker</text:span></text:p>
              </text:list-item>
              <text:list-item>
                <text:p text:style-name="P28"><text:span text:style-name="T2">White Knight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50827997013" text:continue-list="list223450004189350" text:style-name="WWNum1">
              <text:list-item>
                <text:p text:style-name="P27"><text:span text:style-name="T2">You are immune to fear and you never take fear dic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Fearsome Reputation</text:span></text:p>
          </table:table-cell>
          <table:table-cell table:style-name="Table1.A1" office:value-type="string">
            <text:list xml:id="list223449693090090" text:continue-list="list223449738246076" text:style-name="WWNum3">
              <text:list-item>
                <text:p text:style-name="P28"><text:span text:style-name="T2">Black Knight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50054829632" text:continue-list="list223450827997013" text:style-name="WWNum1">
              <text:list-item>
                <text:p text:style-name="P27"><text:span text:style-name="T2">When meeting natives, you may reroll your skill dice on a “Natives Attack” result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Fearsome Roar</text:span></text:p>
          </table:table-cell>
          <table:table-cell table:style-name="Table1.A1" office:value-type="string">
            <text:list xml:id="list223449117789750" text:continue-list="list223449693090090" text:style-name="WWNum3">
              <text:list-item>
                <text:p text:style-name="P28"><text:span text:style-name="T2">Berserker</text:span></text:p>
              </text:list-item>
            </text:list>
          </table:table-cell>
          <table:table-cell table:style-name="Table1.A1" office:value-type="string">
            <text:p text:style-name="P3"><text:span text:style-name="T2">S</text:span></text:p>
          </table:table-cell>
          <table:table-cell table:style-name="Table1.A1" office:value-type="string">
            <text:list xml:id="list223450200625298" text:continue-list="list223450054829632" text:style-name="WWNum1">
              <text:list-item>
                <text:p text:style-name="P27"><text:span text:style-name="T2">Discard 1 die from all enemies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Feint</text:span></text:p>
          </table:table-cell>
          <table:table-cell table:style-name="Table1.A1" office:value-type="string">
            <text:list xml:id="list223449407825792" text:continue-list="list223449117789750" text:style-name="WWNum3">
              <text:list-item>
                <text:p text:style-name="P28"><text:span text:style-name="T2">Black Knight</text:span></text:p>
              </text:list-item>
              <text:list-item>
                <text:p text:style-name="P28"><text:span text:style-name="T2">Swordsman</text:span></text:p>
              </text:list-item>
            </text:list>
          </table:table-cell>
          <table:table-cell table:style-name="Table1.A1" office:value-type="string">
            <text:p text:style-name="P3"><text:span text:style-name="T2">S</text:span></text:p>
          </table:table-cell>
          <table:table-cell table:style-name="Table1.A1" office:value-type="string">
            <text:list xml:id="list223450759801035" text:continue-list="list223450200625298" text:style-name="WWNum1">
              <text:list-item>
                <text:p text:style-name="P27"><text:span text:style-name="T2">Reroll up to 2 enemy DEF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Flank</text:span></text:p>
          </table:table-cell>
          <table:table-cell table:style-name="Table1.A1" office:value-type="string">
            <text:list xml:id="list223450221680253" text:continue-list="list223449407825792" text:style-name="WWNum3">
              <text:list-item>
                <text:p text:style-name="P28"><text:span text:style-name="T2">Amazon</text:span></text:p>
              </text:list-item>
              <text:list-item>
                <text:p text:style-name="P28"><text:span text:style-name="T2">Captain</text:span></text:p>
              </text:list-item>
              <text:list-item>
                <text:p text:style-name="P28"><text:span text:style-name="T2">Elf</text:span></text:p>
              </text:list-item>
              <text:list-item>
                <text:p text:style-name="P28"><text:span text:style-name="T2">Swordsman</text:span></text:p>
              </text:list-item>
            </text:list>
          </table:table-cell>
          <table:table-cell table:style-name="Table1.A1" office:value-type="string">
            <text:p text:style-name="P3"><text:span text:style-name="T2">M</text:span></text:p>
          </table:table-cell>
          <table:table-cell table:style-name="Table1.A1" office:value-type="string">
            <text:list xml:id="list223449200098477" text:continue-list="list223450759801035" text:style-name="WWNum1">
              <text:list-item>
                <text:p text:style-name="P27"><text:span text:style-name="T2">Reroll one battle die</text:span></text:p>
              </text:list-item>
              <text:list-item>
                <text:p text:style-name="P27"><text:span text:style-name="T2">Enemy must reroll one DEF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Happy Drunk</text:span></text:p>
          </table:table-cell>
          <table:table-cell table:style-name="Table1.A1" office:value-type="string">
            <text:list xml:id="list223451116950674" text:continue-list="list223450221680253" text:style-name="WWNum3">
              <text:list-item>
                <text:p text:style-name="P28"><text:span text:style-name="T2">Dwarf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51050408742" text:continue-list="list223449200098477" text:style-name="WWNum1">
              <text:list-item>
                <text:p text:style-name="P27"><text:span text:style-name="T2">Any day you are in a dwelling, or the entire day after</text:span></text:p>
              </text:list-item>
              <text:list-item>
                <text:p text:style-name="P27"><text:span text:style-name="T2">+1 Skill die to all actions</text:span></text:p>
              </text:list-item>
              <text:list-item>
                <text:p text:style-name="P27"><text:span text:style-name="T2">+1 Battle die</text:span></text:p>
              </text:list-item>
            </text:list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<text:span text:style-name="T2">Hardy</text:span></text:p>
          </table:table-cell>
          <table:table-cell table:style-name="Table1.A1" office:value-type="string">
            <text:list xml:id="list223450290591366" text:continue-list="list223451116950674" text:style-name="WWNum3">
              <text:list-item>
                <text:p text:style-name="P28"><text:span text:style-name="T2">Berserker</text:span></text:p>
              </text:list-item>
              <text:list-item>
                <text:p text:style-name="P28"><text:span text:style-name="T2">Captain</text:span></text:p>
              </text:list-item>
              <text:list-item>
                <text:p text:style-name="P28"><text:span text:style-name="T2">White Knight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49919553403" text:continue-list="list223451050408742" text:style-name="WWNum1">
              <text:list-item>
                <text:p text:style-name="P27"><text:span text:style-name="T2">+1 Skill die when resting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Heavy Infantry</text:span></text:p>
          </table:table-cell>
          <table:table-cell table:style-name="Table1.A1" office:value-type="string">
            <text:list xml:id="list223450060460088" text:continue-list="list223450290591366" text:style-name="WWNum3">
              <text:list-item>
                <text:p text:style-name="P28"><text:span text:style-name="T2">Black Knight</text:span></text:p>
              </text:list-item>
              <text:list-item>
                <text:p text:style-name="P28"><text:span text:style-name="T2">White Knight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49973319793" text:continue-list="list223449919553403" text:style-name="WWNum1">
              <text:list-item>
                <text:p text:style-name="P27"><text:span text:style-name="T2">Ignore one FAT result each combat round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Honorable</text:span></text:p>
          </table:table-cell>
          <table:table-cell table:style-name="Table1.A1" office:value-type="string">
            <text:list xml:id="list223449703222648" text:continue-list="list223450060460088" text:style-name="WWNum3">
              <text:list-item>
                <text:p text:style-name="P28"><text:span text:style-name="T2">White Knight</text:span></text:p>
              </text:list-item>
              <text:list-item>
                <text:p text:style-name="P28"><text:span text:style-name="T2">Wizard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50411989920" text:continue-list="list223449973319793" text:style-name="WWNum1">
              <text:list-item>
                <text:p text:style-name="P27"><text:span text:style-name="T2">+1 Skill die on carouse, trade attempts but only if the group is neutral or better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Iron Shout</text:span></text:p>
          </table:table-cell>
          <table:table-cell table:style-name="Table1.A1" office:value-type="string">
            <text:list xml:id="list223450554575856" text:continue-list="list223449703222648" text:style-name="WWNum3">
              <text:list-item>
                <text:p text:style-name="P28"><text:span text:style-name="T2">Berserker</text:span></text:p>
              </text:list-item>
            </text:list>
          </table:table-cell>
          <table:table-cell table:style-name="Table1.A1" office:value-type="string">
            <text:p text:style-name="P3"><text:span text:style-name="T2">S</text:span></text:p>
          </table:table-cell>
          <table:table-cell table:style-name="Table1.A1" office:value-type="string">
            <text:list xml:id="list223449944822118" text:continue-list="list223450411989920" text:style-name="WWNum1">
              <text:list-item>
                <text:p text:style-name="P27"><text:span text:style-name="T2">Gain 3 DEF tokens</text:span></text:p>
              </text:list-item>
              <text:list-item>
                <text:p text:style-name="P27"><text:span text:style-name="T2">Fatigue one die at the end of the combat round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Keen Eye</text:span></text:p>
          </table:table-cell>
          <table:table-cell table:style-name="Table1.A1" office:value-type="string">
            <text:list xml:id="list223449514499859" text:continue-list="list223450554575856" text:style-name="WWNum3">
              <text:list-item>
                <text:p text:style-name="P28"><text:span text:style-name="T2">Druid</text:span></text:p>
              </text:list-item>
              <text:list-item>
                <text:p text:style-name="P28"><text:span text:style-name="T2">Elf</text:span></text:p>
              </text:list-item>
              <text:list-item>
                <text:p text:style-name="P28"><text:span text:style-name="T2">Wizard</text:span></text:p>
              </text:list-item>
              <text:list-item>
                <text:p text:style-name="P28"><text:soft-page-break/><text:span text:style-name="T2">Woods Girl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50579218989" text:continue-list="list223449944822118" text:style-name="WWNum1">
              <text:list-item>
                <text:p text:style-name="P27"><text:span text:style-name="T2">+1 Skill die when searching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Lay Hands</text:span></text:p>
          </table:table-cell>
          <table:table-cell table:style-name="Table1.A1" office:value-type="string">
            <text:list xml:id="list223449581231875" text:continue-list="list223450798824333" text:style-name="WWNum2">
              <text:list-item>
                <text:p text:style-name="P26"><text:span text:style-name="T2">White Knight</text:span></text:p>
              </text:list-item>
            </text:list>
          </table:table-cell>
          <table:table-cell table:style-name="Table1.A1" office:value-type="string">
            <text:p text:style-name="P3"><text:span text:style-name="T2">S+Wm</text:span></text:p>
          </table:table-cell>
          <table:table-cell table:style-name="Table1.A1" office:value-type="string">
            <text:list xml:id="list223450167558246" text:continue-list="list223450579218989" text:style-name="WWNum1">
              <text:list-item>
                <text:p text:style-name="P27"><text:span text:style-name="T2">Can only be used once/round</text:span></text:p>
              </text:list-item>
              <text:list-item>
                <text:p text:style-name="P27"><text:span text:style-name="T2">Heal 1 hit point or wounded die for you or an ally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Leaping Attack</text:span></text:p>
          </table:table-cell>
          <table:table-cell table:style-name="Table1.A1" office:value-type="string">
            <text:list xml:id="list223450469019667" text:continue-list="list223449581231875" text:style-name="WWNum2">
              <text:list-item>
                <text:p text:style-name="P26"><text:span text:style-name="T2">Amazon</text:span></text:p>
              </text:list-item>
            </text:list>
          </table:table-cell>
          <table:table-cell table:style-name="Table1.A1" office:value-type="string">
            <text:p text:style-name="P3"><text:span text:style-name="T2">S</text:span></text:p>
          </table:table-cell>
          <table:table-cell table:style-name="Table1.A1" office:value-type="string">
            <text:list xml:id="list223450545743016" text:continue-list="list223450167558246" text:style-name="WWNum1">
              <text:list-item>
                <text:p text:style-name="P27"><text:span text:style-name="T2">Change any of your MOB </text:span><text:span text:style-name="T4"></text:span><text:span text:style-name="T2"> ATK</text:span></text:p>
              </text:list-item>
              <text:list-item>
                <text:p text:style-name="P27"><text:span text:style-name="T2">+1 Prowess for the rest of the combat round</text:span></text:p>
              </text:list-item>
              <text:list-item>
                <text:p text:style-name="P27"><text:span text:style-name="T2">Fatigue one die at the end of the round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Magic Circle</text:span></text:p>
          </table:table-cell>
          <table:table-cell table:style-name="Table1.A1" office:value-type="string">
            <text:list xml:id="list223449279862893" text:continue-list="list223450469019667" text:style-name="WWNum2">
              <text:list-item>
                <text:p text:style-name="P26"><text:span text:style-name="T2">Sorcerer</text:span></text:p>
              </text:list-item>
              <text:list-item>
                <text:p text:style-name="P26"><text:span text:style-name="T2">Witch</text:span></text:p>
              </text:list-item>
              <text:list-item>
                <text:p text:style-name="P26"><text:span text:style-name="T2">Witch King</text:span></text:p>
              </text:list-item>
              <text:list-item>
                <text:p text:style-name="P26"><text:span text:style-name="T2">Wizard</text:span></text:p>
              </text:list-item>
            </text:list>
          </table:table-cell>
          <table:table-cell table:style-name="Table1.A1" office:value-type="string">
            <text:p text:style-name="P3"><text:span text:style-name="T2">#M</text:span></text:p>
          </table:table-cell>
          <table:table-cell table:style-name="Table1.A1" office:value-type="string">
            <text:list xml:id="list223450614103705" text:continue-list="list223450545743016" text:style-name="WWNum1">
              <text:list-item>
                <text:p text:style-name="P27"><text:span text:style-name="T2">Reroll a number of unspent magic dice equal to the number of MOV you spent + 1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Master Mage</text:span></text:p>
          </table:table-cell>
          <table:table-cell table:style-name="Table1.A1" office:value-type="string">
            <text:list xml:id="list223449920110831" text:continue-list="list223449279862893" text:style-name="WWNum2">
              <text:list-item>
                <text:p text:style-name="P26"><text:span text:style-name="T2">Druid</text:span></text:p>
              </text:list-item>
              <text:list-item>
                <text:p text:style-name="P26"><text:span text:style-name="T2">Magician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50909873213" text:continue-list="list223450614103705" text:style-name="WWNum1">
              <text:list-item>
                <text:p text:style-name="P27"><text:span text:style-name="T2">You get one magic die of your choic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Mercenary</text:span></text:p>
          </table:table-cell>
          <table:table-cell table:style-name="Table1.A1" office:value-type="string">
            <text:list xml:id="list223450106999113" text:continue-list="list223449920110831" text:style-name="WWNum2">
              <text:list-item>
                <text:p text:style-name="P26"><text:span text:style-name="T2">Captain</text:span></text:p>
              </text:list-item>
              <text:list-item>
                <text:p text:style-name="P26"><text:span text:style-name="T2">Swordsman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50458771455" text:continue-list="list223450909873213" text:style-name="WWNum1">
              <text:list-item>
                <text:p text:style-name="P27"><text:span text:style-name="T2">When you get a gold reward from completing an objective, you get 50% more</text:span></text:p>
              </text:list-item>
              <text:list-item>
                <text:p text:style-name="P27"><text:span text:style-name="T2">When you sell a treasure for gold, you get 25% mor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Mountain Climber</text:span></text:p>
          </table:table-cell>
          <table:table-cell table:style-name="Table1.A1" office:value-type="string">
            <text:list xml:id="list223450927724282" text:continue-list="list223450106999113" text:style-name="WWNum2">
              <text:list-item>
                <text:p text:style-name="P26"><text:span text:style-name="T2">Berserker</text:span></text:p>
              </text:list-item>
              <text:list-item>
                <text:p text:style-name="P26"><text:span text:style-name="T2">Dwarf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49275257305" text:continue-list="list223450458771455" text:style-name="WWNum1">
              <text:list-item>
                <text:p text:style-name="P27"><text:span text:style-name="T2">Move through hills hexes for 2 MP</text:span></text:p>
              </text:list-item>
              <text:list-item>
                <text:p text:style-name="P27"><text:span text:style-name="T2">Move through mountain hexes for 3 MP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Mystical Exertion</text:span></text:p>
          </table:table-cell>
          <table:table-cell table:style-name="Table1.A1" office:value-type="string">
            <text:list xml:id="list223450599490334" text:continue-list="list223450927724282" text:style-name="WWNum2">
              <text:list-item>
                <text:p text:style-name="P26"><text:span text:style-name="T2">Magician</text:span></text:p>
              </text:list-item>
            </text:list>
          </table:table-cell>
          <table:table-cell table:style-name="Table1.A1" office:value-type="string">
            <text:p text:style-name="P3"><text:span text:style-name="T2">S</text:span></text:p>
          </table:table-cell>
          <table:table-cell table:style-name="Table1.A1" office:value-type="string">
            <text:list xml:id="list223450668533834" text:continue-list="list223449275257305" text:style-name="WWNum1">
              <text:list-item>
                <text:p text:style-name="P27"><text:span text:style-name="T2">Change any of your SKL </text:span><text:span text:style-name="T4"></text:span><text:span text:style-name="T2"> MAG</text:span></text:p>
              </text:list-item>
              <text:list-item>
                <text:p text:style-name="P27"><text:span text:style-name="T2">Fatigue one die at the end of the round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Pagan Rites</text:span></text:p>
          </table:table-cell>
          <table:table-cell table:style-name="Table1.A1" office:value-type="string">
            <text:list xml:id="list223450257830365" text:continue-list="list223450599490334" text:style-name="WWNum2">
              <text:list-item>
                <text:p text:style-name="P26"><text:span text:style-name="T2">Berserker</text:span></text:p>
              </text:list-item>
              <text:list-item>
                <text:p text:style-name="P26"><text:span text:style-name="T2">Druid</text:span></text:p>
              </text:list-item>
              <text:list-item>
                <text:p text:style-name="P26"><text:span text:style-name="T2">Magician</text:span></text:p>
              </text:list-item>
              <text:list-item>
                <text:p text:style-name="P26"><text:span text:style-name="T2">Witch</text:span></text:p>
              </text:list-item>
              <text:list-item>
                <text:p text:style-name="P26"><text:span text:style-name="T2">Wizard</text:span></text:p>
              </text:list-item>
              <text:list-item>
                <text:p text:style-name="P26"><text:span text:style-name="T2">Woods Girl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49749581043" text:continue-list="list223450668533834" text:style-name="WWNum1">
              <text:list-item>
                <text:p text:style-name="P27"><text:span text:style-name="T2">Gain 1 grey magic di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Pilgrim’s Path</text:span></text:p>
          </table:table-cell>
          <table:table-cell table:style-name="Table1.A1" office:value-type="string">
            <text:list xml:id="list223450304041739" text:continue-list="list223450257830365" text:style-name="WWNum2">
              <text:list-item>
                <text:p text:style-name="P26"><text:span text:style-name="T2">Pilgrim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49277572916" text:continue-list="list223449749581043" text:style-name="WWNum1">
              <text:list-item>
                <text:p text:style-name="P27"><text:span text:style-name="T2">Every dwelling becomes a source of White Magic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Poison Immunity</text:span></text:p>
          </table:table-cell>
          <table:table-cell table:style-name="Table1.A1" office:value-type="string">
            <text:list xml:id="list223449221492242" text:continue-list="list223450304041739" text:style-name="WWNum2">
              <text:list-item>
                <text:p text:style-name="P26"><text:span text:style-name="T2">Dwarf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49724442073" text:continue-list="list223449277572916" text:style-name="WWNum1">
              <text:list-item>
                <text:p text:style-name="P27"><text:span text:style-name="T2">You are immune to poison and never take poison dic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Poisoner</text:span></text:p>
          </table:table-cell>
          <table:table-cell table:style-name="Table1.A1" office:value-type="string">
            <text:list xml:id="list223450216657334" text:continue-list="list223449221492242" text:style-name="WWNum2">
              <text:list-item>
                <text:p text:style-name="P26"><text:span text:style-name="T2">Black Knight</text:span></text:p>
              </text:list-item>
              <text:list-item>
                <text:p text:style-name="P26"><text:span text:style-name="T2">Witch</text:span></text:p>
              </text:list-item>
            </text:list>
          </table:table-cell>
          <table:table-cell table:style-name="Table1.A1" office:value-type="string">
            <text:p text:style-name="P3"><text:span text:style-name="T2">S</text:span></text:p>
          </table:table-cell>
          <table:table-cell table:style-name="Table1.A1" office:value-type="string">
            <text:list xml:id="list223449646292461" text:continue-list="list223449724442073" text:style-name="WWNum1">
              <text:list-item>
                <text:p text:style-name="P27"><text:span text:style-name="T2">After damaging an opponent, you can use this power to assign them one poison di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Polished Armor</text:span></text:p>
          </table:table-cell>
          <table:table-cell table:style-name="Table1.A1" office:value-type="string">
            <text:list xml:id="list223449418265363" text:continue-list="list223450216657334" text:style-name="WWNum2">
              <text:list-item>
                <text:p text:style-name="P26"><text:span text:style-name="T2">White Knight</text:span></text:p>
              </text:list-item>
            </text:list>
          </table:table-cell>
          <table:table-cell table:style-name="Table1.A1" office:value-type="string">
            <text:p text:style-name="P3"><text:span text:style-name="T2">S</text:span></text:p>
          </table:table-cell>
          <table:table-cell table:style-name="Table1.A1" office:value-type="string">
            <text:list xml:id="list223450745568553" text:continue-list="list223449646292461" text:style-name="WWNum1">
              <text:list-item>
                <text:p text:style-name="P27"><text:span text:style-name="T2">Can only be used once/battle</text:span></text:p>
              </text:list-item>
              <text:list-item>
                <text:p text:style-name="P27"><text:span text:style-name="T2">Reroll your spent armor dic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Rage Shout</text:span></text:p>
          </table:table-cell>
          <table:table-cell table:style-name="Table1.A1" office:value-type="string">
            <text:list xml:id="list223449509040061" text:continue-list="list223449418265363" text:style-name="WWNum2">
              <text:list-item>
                <text:p text:style-name="P26"><text:span text:style-name="T2">Berserker</text:span></text:p>
              </text:list-item>
            </text:list>
          </table:table-cell>
          <table:table-cell table:style-name="Table1.A1" office:value-type="string">
            <text:p text:style-name="P3"><text:span text:style-name="T2">S</text:span></text:p>
          </table:table-cell>
          <table:table-cell table:style-name="Table1.A1" office:value-type="string">
            <text:list xml:id="list223450753321232" text:continue-list="list223450745568553" text:style-name="WWNum1">
              <text:list-item>
                <text:p text:style-name="P27"><text:span text:style-name="T2">Gain 2 ATK tokens</text:span></text:p>
              </text:list-item>
              <text:list-item>
                <text:p text:style-name="P27"><text:span text:style-name="T2">Fatigue one die at the end of the combat round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Rallying Cry</text:span></text:p>
          </table:table-cell>
          <table:table-cell table:style-name="Table1.A1" office:value-type="string">
            <text:list xml:id="list223450223429546" text:continue-list="list223449509040061" text:style-name="WWNum2">
              <text:list-item>
                <text:p text:style-name="P26"><text:span text:style-name="T2">Captain</text:span></text:p>
              </text:list-item>
            </text:list>
          </table:table-cell>
          <table:table-cell table:style-name="Table1.A1" office:value-type="string">
            <text:p text:style-name="P3"><text:span text:style-name="T2">S</text:span></text:p>
          </table:table-cell>
          <table:table-cell table:style-name="Table1.A1" office:value-type="string">
            <text:list xml:id="list223450955003425" text:continue-list="list223450753321232" text:style-name="WWNum1">
              <text:list-item>
                <text:p text:style-name="P27"><text:span text:style-name="T2">Can only be used once per battle</text:span></text:p>
              </text:list-item>
              <text:list-item>
                <text:p text:style-name="P27"><text:span text:style-name="T2">You and your allies heal one hit point</text:span></text:p>
              </text:list-item>
              <text:list-item>
                <text:p text:style-name="P27"><text:span text:style-name="T2">You and your allies remove one fatigue</text:span></text:p>
              </text:list-item>
              <text:list-item>
                <text:p text:style-name="P27"><text:span text:style-name="T2">You and your allies get 1 DEF token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Recast</text:span></text:p>
          </table:table-cell>
          <table:table-cell table:style-name="Table1.A1" office:value-type="string">
            <text:list xml:id="list223450177485664" text:continue-list="list223450223429546" text:style-name="WWNum2">
              <text:list-item>
                <text:p text:style-name="P26"><text:span text:style-name="T2">Druid</text:span></text:p>
              </text:list-item>
              <text:list-item>
                <text:p text:style-name="P26"><text:span text:style-name="T2">Magician</text:span></text:p>
              </text:list-item>
              <text:list-item>
                <text:p text:style-name="P26"><text:span text:style-name="T2">Pilgrim</text:span></text:p>
              </text:list-item>
              <text:list-item>
                <text:p text:style-name="P26"><text:span text:style-name="T2">Sorcerer</text:span></text:p>
              </text:list-item>
              <text:list-item>
                <text:p text:style-name="P26"><text:span text:style-name="T2">Witch</text:span></text:p>
              </text:list-item>
              <text:list-item>
                <text:p text:style-name="P26"><text:span text:style-name="T2">Witch King</text:span></text:p>
              </text:list-item>
              <text:list-item>
                <text:p text:style-name="P26"><text:span text:style-name="T2">Wizard</text:span></text:p>
              </text:list-item>
            </text:list>
          </table:table-cell>
          <table:table-cell table:style-name="Table1.A1" office:value-type="string">
            <text:p text:style-name="P3"><text:span text:style-name="T2">S</text:span></text:p>
          </table:table-cell>
          <table:table-cell table:style-name="Table1.A1" office:value-type="string">
            <text:list xml:id="list223449784691218" text:continue-list="list223450955003425" text:style-name="WWNum1">
              <text:list-item>
                <text:p text:style-name="P27"><text:span text:style-name="T2">Can reroll any of your unspent magic dic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Reposition</text:span></text:p>
          </table:table-cell>
          <table:table-cell table:style-name="Table1.A1" office:value-type="string">
            <text:list xml:id="list223450975629258" text:continue-list="list223450177485664" text:style-name="WWNum2">
              <text:list-item>
                <text:p text:style-name="P26"><text:span text:style-name="T2">Amazon</text:span></text:p>
              </text:list-item>
              <text:list-item>
                <text:p text:style-name="P26"><text:span text:style-name="T2">Captain</text:span></text:p>
              </text:list-item>
              <text:list-item>
                <text:p text:style-name="P26"><text:span text:style-name="T2">Swordsman</text:span></text:p>
              </text:list-item>
            </text:list>
          </table:table-cell>
          <table:table-cell table:style-name="Table1.A1" office:value-type="string">
            <text:p text:style-name="P3"><text:span text:style-name="T2">M</text:span></text:p>
          </table:table-cell>
          <table:table-cell table:style-name="Table1.A1" office:value-type="string">
            <text:list xml:id="list223451117500498" text:continue-list="list223449784691218" text:style-name="WWNum1">
              <text:list-item>
                <text:p text:style-name="P27"><text:span text:style-name="T2">Reroll one battle die</text:span></text:p>
              </text:list-item>
              <text:list-item>
                <text:p text:style-name="P27"><text:span text:style-name="T2">Enemy must reroll one ATK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Resist Magic</text:span></text:p>
          </table:table-cell>
          <table:table-cell table:style-name="Table1.A1" office:value-type="string">
            <text:list xml:id="list223451102474017" text:continue-list="list223450975629258" text:style-name="WWNum2">
              <text:list-item>
                <text:p text:style-name="P26"><text:span text:style-name="T2">Dwarf</text:span></text:p>
              </text:list-item>
            </text:list>
          </table:table-cell>
          <table:table-cell table:style-name="Table1.A1" office:value-type="string">
            <text:p text:style-name="P3"><text:span text:style-name="T2">S+D</text:span></text:p>
          </table:table-cell>
          <table:table-cell table:style-name="Table1.A1" office:value-type="string">
            <text:list xml:id="list223449563851789" text:continue-list="list223451117500498" text:style-name="WWNum1">
              <text:list-item>
                <text:p text:style-name="P27"><text:span text:style-name="T2">Force your opponent to reroll any of his unspent magic dic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Ritual Knife</text:span></text:p>
          </table:table-cell>
          <table:table-cell table:style-name="Table1.A1" office:value-type="string">
            <text:list xml:id="list223449072044046" text:continue-list="list223451102474017" text:style-name="WWNum2">
              <text:list-item>
                <text:p text:style-name="P26"><text:span text:style-name="T2">Druid</text:span></text:p>
              </text:list-item>
              <text:list-item>
                <text:p text:style-name="P26"><text:span text:style-name="T2">Witch</text:span></text:p>
              </text:list-item>
            </text:list>
          </table:table-cell>
          <table:table-cell table:style-name="Table1.A1" office:value-type="string">
            <text:p text:style-name="P3"><text:span text:style-name="T2">S+GRm</text:span></text:p>
          </table:table-cell>
          <table:table-cell table:style-name="Table1.A1" office:value-type="string">
            <text:list xml:id="list223451121202795" text:continue-list="list223449563851789" text:style-name="WWNum1">
              <text:list-item>
                <text:p text:style-name="P27"><text:span text:style-name="T2">Gain 1 ATK token</text:span></text:p>
              </text:list-item>
              <text:list-item>
                <text:p text:style-name="P27"><text:span text:style-name="T2">Reroll any of your unspent magic dic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Seafarer</text:span></text:p>
          </table:table-cell>
          <table:table-cell table:style-name="Table1.A1" office:value-type="string">
            <text:list xml:id="list223449411965680" text:continue-list="list223449072044046" text:style-name="WWNum2">
              <text:list-item>
                <text:p text:style-name="P26"><text:span text:style-name="T2">Berserker</text:span></text:p>
              </text:list-item>
              <text:list-item>
                <text:p text:style-name="P26"><text:span text:style-name="T2">Wizard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49785438062" text:continue-list="list223451121202795" text:style-name="WWNum1">
              <text:list-item>
                <text:p text:style-name="P27"><text:span text:style-name="T2">Move through water hexes for 3 MP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Seminary Training</text:span></text:p>
          </table:table-cell>
          <table:table-cell table:style-name="Table1.A1" office:value-type="string">
            <text:list xml:id="list223450339698415" text:continue-list="list223449411965680" text:style-name="WWNum2">
              <text:list-item>
                <text:p text:style-name="P26"><text:span text:style-name="T2">Pilgrim</text:span></text:p>
              </text:list-item>
              <text:list-item>
                <text:p text:style-name="P26"><text:span text:style-name="T2">White Knight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49531539447" text:continue-list="list223449785438062" text:style-name="WWNum1">
              <text:list-item>
                <text:p text:style-name="P27"><text:span text:style-name="T2">Gain 1 white magic die</text:span></text:p>
              </text:list-item>
              <text:list-item>
                <text:p text:style-name="P27"><text:span text:style-name="T2">Learn one spell from the white list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Sergeant</text:span></text:p>
          </table:table-cell>
          <table:table-cell table:style-name="Table1.A1" office:value-type="string">
            <text:list xml:id="list223450619533190" text:continue-list="list223450339698415" text:style-name="WWNum2">
              <text:list-item>
                <text:p text:style-name="P26"><text:span text:style-name="T2">Captain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50780725804" text:continue-list="list223449531539447" text:style-name="WWNum1">
              <text:list-item>
                <text:p text:style-name="P27"><text:span text:style-name="T2">You gain a permanent human follower</text:span></text:p>
              </text:list-item>
              <text:list-item>
                <text:p text:style-name="P27"><text:span text:style-name="T2">If your follower dies, you can get a new one for a small fame/gold penalty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Shield Bash</text:span></text:p>
          </table:table-cell>
          <table:table-cell table:style-name="Table1.A1" office:value-type="string">
            <text:list xml:id="list223449224488801" text:continue-list="list223450619533190" text:style-name="WWNum2">
              <text:list-item>
                <text:p text:style-name="P26"><text:span text:style-name="T2">Amazon</text:span></text:p>
              </text:list-item>
              <text:list-item>
                <text:p text:style-name="P26"><text:span text:style-name="T2">Black Knight</text:span></text:p>
              </text:list-item>
              <text:list-item>
                <text:p text:style-name="P26"><text:span text:style-name="T2">Captain</text:span></text:p>
              </text:list-item>
            </text:list>
          </table:table-cell>
          <table:table-cell table:style-name="Table1.A1" office:value-type="string">
            <text:p text:style-name="P3"><text:span text:style-name="T2">S+A</text:span></text:p>
          </table:table-cell>
          <table:table-cell table:style-name="Table1.A1" office:value-type="string">
            <text:list xml:id="list223450709845382" text:continue-list="list223450780725804" text:style-name="WWNum1">
              <text:list-item>
                <text:p text:style-name="P27"><text:span text:style-name="T2">Can only be used once/round</text:span></text:p>
              </text:list-item>
              <text:list-item>
                <text:p text:style-name="P27"><text:span text:style-name="T2">Can only be used while carrying a shield</text:span></text:p>
              </text:list-item>
              <text:list-item>
                <text:p text:style-name="P27"><text:span text:style-name="T2">Immediately attack target with # ATK = your base prowess</text:span></text:p>
              </text:list-item>
              <text:list-item>
                <text:p text:style-name="P27"><text:span text:style-name="T2">Reroll any one of your unspent battle dice</text:span></text:p>
              </text:list-item>
            </text:list>
          </table:table-cell>
        </table:table-row>
        <text:soft-page-break/>
        <table:table-row table:style-name="Table1.1">
          <table:table-cell table:style-name="Table1.A1" office:value-type="string">
            <text:p text:style-name="P2"><text:span text:style-name="T2">Shield Master</text:span></text:p>
          </table:table-cell>
          <table:table-cell table:style-name="Table1.A1" office:value-type="string">
            <text:list xml:id="list223450756382067" text:continue-list="list223449224488801" text:style-name="WWNum2">
              <text:list-item>
                <text:p text:style-name="P26"><text:span text:style-name="T2">Amazon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49430432869" text:continue-list="list223450709845382" text:style-name="WWNum1">
              <text:list-item>
                <text:p text:style-name="P27"><text:span text:style-name="T2">If you are using a shield +1 resilienc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Skilled Tracker</text:span></text:p>
          </table:table-cell>
          <table:table-cell table:style-name="Table1.A1" office:value-type="string">
            <text:list xml:id="list223450854423939" text:continue-list="list223450756382067" text:style-name="WWNum2">
              <text:list-item>
                <text:p text:style-name="P26"><text:span text:style-name="T2">Woods Girl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49382747572" text:continue-list="list223449430432869" text:style-name="WWNum1">
              <text:list-item>
                <text:p text:style-name="P27"><text:span text:style-name="T2">When hunting on a journey, roll 2 dice instead of 1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Smoke Rings</text:span></text:p>
          </table:table-cell>
          <table:table-cell table:style-name="Table1.A1" office:value-type="string">
            <text:list xml:id="list223450830845280" text:continue-list="list223450854423939" text:style-name="WWNum2">
              <text:list-item>
                <text:p text:style-name="P26"><text:span text:style-name="T2">Dwarf</text:span></text:p>
              </text:list-item>
              <text:list-item>
                <text:p text:style-name="P26"><text:span text:style-name="T2">Wizard</text:span></text:p>
              </text:list-item>
            </text:list>
          </table:table-cell>
          <table:table-cell table:style-name="Table1.A1" office:value-type="string">
            <text:p text:style-name="P3"><text:span text:style-name="T2">S</text:span></text:p>
          </table:table-cell>
          <table:table-cell table:style-name="Table1.A1" office:value-type="string">
            <text:list xml:id="list223450905418871" text:continue-list="list223449382747572" text:style-name="WWNum1">
              <text:list-item>
                <text:p text:style-name="P27"><text:span text:style-name="T2">Gain 1 DEF token</text:span></text:p>
              </text:list-item>
              <text:list-item>
                <text:p text:style-name="P27"><text:span text:style-name="T2">Reroll one unspent magic die OR make your opponent reroll one ATK or MAG result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Spear Master</text:span></text:p>
          </table:table-cell>
          <table:table-cell table:style-name="Table1.A1" office:value-type="string">
            <text:list xml:id="list223449151363541" text:continue-list="list223450830845280" text:style-name="WWNum2">
              <text:list-item>
                <text:p text:style-name="P26"><text:span text:style-name="T2">Amazon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50480465330" text:continue-list="list223450905418871" text:style-name="WWNum1">
              <text:list-item>
                <text:p text:style-name="P27"><text:span text:style-name="T2">When using a spear</text:span></text:p>
              </text:list-item>
              <text:list-item>
                <text:p text:style-name="P27"><text:span text:style-name="T2">+1 Battle die</text:span></text:p>
              </text:list-item>
              <text:list-item>
                <text:p text:style-name="P27"><text:span text:style-name="T2">+1 Prowess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Stealthy</text:span></text:p>
          </table:table-cell>
          <table:table-cell table:style-name="Table1.A1" office:value-type="string">
            <text:list xml:id="list223451003106396" text:continue-list="list223449151363541" text:style-name="WWNum2">
              <text:list-item>
                <text:p text:style-name="P26"><text:span text:style-name="T2">Amazon</text:span></text:p>
              </text:list-item>
              <text:list-item>
                <text:p text:style-name="P26"><text:span text:style-name="T2">Druid</text:span></text:p>
              </text:list-item>
              <text:list-item>
                <text:p text:style-name="P26"><text:span text:style-name="T2">Elf</text:span></text:p>
              </text:list-item>
              <text:list-item>
                <text:p text:style-name="P26"><text:span text:style-name="T2">Woods Girl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49399751811" text:continue-list="list223450480465330" text:style-name="WWNum1">
              <text:list-item>
                <text:p text:style-name="P27"><text:span text:style-name="T2">+1 free hide die when journeying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Stunning Blow</text:span></text:p>
          </table:table-cell>
          <table:table-cell table:style-name="Table1.A1" office:value-type="string">
            <text:list xml:id="list223450191998627" text:continue-list="list223451003106396" text:style-name="WWNum2">
              <text:list-item>
                <text:p text:style-name="P26"><text:span text:style-name="T2">Black Knight</text:span></text:p>
              </text:list-item>
            </text:list>
          </table:table-cell>
          <table:table-cell table:style-name="Table1.A1" office:value-type="string">
            <text:p text:style-name="P3"><text:span text:style-name="T2">S+A</text:span></text:p>
          </table:table-cell>
          <table:table-cell table:style-name="Table1.A1" office:value-type="string">
            <text:list xml:id="list223450186931384" text:continue-list="list223449399751811" text:style-name="WWNum1">
              <text:list-item>
                <text:p text:style-name="P27"><text:span text:style-name="T2">Discard up to 2 enemy dic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Sunder</text:span></text:p>
          </table:table-cell>
          <table:table-cell table:style-name="Table1.A1" office:value-type="string">
            <text:list xml:id="list223449467617905" text:continue-list="list223450191998627" text:style-name="WWNum2">
              <text:list-item>
                <text:p text:style-name="P26"><text:span text:style-name="T2">Berserker</text:span></text:p>
              </text:list-item>
              <text:list-item>
                <text:p text:style-name="P26"><text:span text:style-name="T2">Dwarf</text:span></text:p>
              </text:list-item>
            </text:list>
          </table:table-cell>
          <table:table-cell table:style-name="Table1.A1" office:value-type="string">
            <text:p text:style-name="P3"><text:span text:style-name="T2">S+A</text:span></text:p>
          </table:table-cell>
          <table:table-cell table:style-name="Table1.A1" office:value-type="string">
            <text:list xml:id="list223449613716889" text:continue-list="list223450186931384" text:style-name="WWNum1">
              <text:list-item>
                <text:p text:style-name="P27"><text:span text:style-name="T2">Enemy must reroll all armor dice</text:span></text:p>
              </text:list-item>
              <text:list-item>
                <text:p text:style-name="P27"><text:span text:style-name="T2">Any dice that miss are </text:span><text:span text:style-name="T3">damaged</text:span><text:span text:style-name="T2"> and can no longer be used until repaired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Sword Master</text:span></text:p>
          </table:table-cell>
          <table:table-cell table:style-name="Table1.A1" office:value-type="string">
            <text:list xml:id="list223450689908010" text:continue-list="list223449467617905" text:style-name="WWNum2">
              <text:list-item>
                <text:p text:style-name="P26"><text:span text:style-name="T2">Swordsman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49681711425" text:continue-list="list223449613716889" text:style-name="WWNum1">
              <text:list-item>
                <text:p text:style-name="P27"><text:span text:style-name="T2">When using a sword</text:span></text:p>
              </text:list-item>
              <text:list-item>
                <text:p text:style-name="P27"><text:span text:style-name="T2">+1 Battle die</text:span></text:p>
              </text:list-item>
              <text:list-item>
                <text:p text:style-name="P27"><text:span text:style-name="T2">+1 Prowess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Take Initiative</text:span></text:p>
          </table:table-cell>
          <table:table-cell table:style-name="Table1.A1" office:value-type="string">
            <text:list xml:id="list223451189487887" text:continue-list="list223450689908010" text:style-name="WWNum2">
              <text:list-item>
                <text:p text:style-name="P26"><text:span text:style-name="T2">Magician</text:span></text:p>
              </text:list-item>
              <text:list-item>
                <text:p text:style-name="P26"><text:span text:style-name="T2">Swordsman</text:span></text:p>
              </text:list-item>
            </text:list>
          </table:table-cell>
          <table:table-cell table:style-name="Table1.A1" office:value-type="string">
            <text:p text:style-name="P3"><text:span text:style-name="T2">S</text:span></text:p>
          </table:table-cell>
          <table:table-cell table:style-name="Table1.A1" office:value-type="string">
            <text:list xml:id="list223450368346826" text:continue-list="list223449681711425" text:style-name="WWNum1">
              <text:list-item>
                <text:p text:style-name="P27"><text:span text:style-name="T2">At the beginning of a round, after dice are rolled, spend a SKL and fatigue one die</text:span></text:p>
              </text:list-item>
              <text:list-item>
                <text:p text:style-name="P27"><text:span text:style-name="T2">You go first this round, regardless of initiativ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Tough</text:span></text:p>
          </table:table-cell>
          <table:table-cell table:style-name="Table1.A1" office:value-type="string">
            <text:list xml:id="list223450564598306" text:continue-list="list223451189487887" text:style-name="WWNum2">
              <text:list-item>
                <text:p text:style-name="P26"><text:span text:style-name="T2">Amazon</text:span></text:p>
              </text:list-item>
              <text:list-item>
                <text:p text:style-name="P26"><text:span text:style-name="T2">Berserker</text:span></text:p>
              </text:list-item>
              <text:list-item>
                <text:p text:style-name="P26"><text:span text:style-name="T2">Black Knight</text:span></text:p>
              </text:list-item>
              <text:list-item>
                <text:p text:style-name="P26"><text:span text:style-name="T2">Captain</text:span></text:p>
              </text:list-item>
              <text:list-item>
                <text:p text:style-name="P26"><text:span text:style-name="T2">Druid</text:span></text:p>
              </text:list-item>
              <text:list-item>
                <text:p text:style-name="P26"><text:span text:style-name="T2">Dwarf</text:span></text:p>
              </text:list-item>
              <text:list-item>
                <text:p text:style-name="P26"><text:span text:style-name="T2">Pilgrim</text:span></text:p>
              </text:list-item>
              <text:list-item>
                <text:p text:style-name="P26"><text:span text:style-name="T2">White Knight</text:span></text:p>
              </text:list-item>
              <text:list-item>
                <text:p text:style-name="P26"><text:span text:style-name="T2">Witch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50918994846" text:continue-list="list223450368346826" text:style-name="WWNum1">
              <text:list-item>
                <text:p text:style-name="P27"><text:span text:style-name="T2">+2 hit points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Tunnel Rat</text:span></text:p>
          </table:table-cell>
          <table:table-cell table:style-name="Table1.A1" office:value-type="string">
            <text:list xml:id="list223451062504885" text:continue-list="list223450564598306" text:style-name="WWNum2">
              <text:list-item>
                <text:p text:style-name="P26"><text:span text:style-name="T2">Dwarf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50121696847" text:continue-list="list223450918994846" text:style-name="WWNum1">
              <text:list-item>
                <text:p text:style-name="P27"><text:span text:style-name="T2">Move through cavern hexes for 2 MP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Veteran</text:span></text:p>
          </table:table-cell>
          <table:table-cell table:style-name="Table1.A1" office:value-type="string">
            <text:list xml:id="list223449412529260" text:continue-list="list223451062504885" text:style-name="WWNum2">
              <text:list-item>
                <text:p text:style-name="P26"><text:span text:style-name="T2">Amazon</text:span></text:p>
              </text:list-item>
              <text:list-item>
                <text:p text:style-name="P26"><text:span text:style-name="T2">Berserker</text:span></text:p>
              </text:list-item>
              <text:list-item>
                <text:p text:style-name="P26"><text:span text:style-name="T2">Black Knight</text:span></text:p>
              </text:list-item>
              <text:list-item>
                <text:p text:style-name="P26"><text:span text:style-name="T2">Captain</text:span></text:p>
              </text:list-item>
              <text:list-item>
                <text:p text:style-name="P26"><text:span text:style-name="T2">Dwarf</text:span></text:p>
              </text:list-item>
              <text:list-item>
                <text:p text:style-name="P26"><text:span text:style-name="T2">Elf</text:span></text:p>
              </text:list-item>
              <text:list-item>
                <text:p text:style-name="P26"><text:span text:style-name="T2">Pilgrim</text:span></text:p>
              </text:list-item>
              <text:list-item>
                <text:p text:style-name="P26"><text:span text:style-name="T2">Swordsman</text:span></text:p>
              </text:list-item>
              <text:list-item>
                <text:p text:style-name="P26"><text:span text:style-name="T2">White Knight</text:span></text:p>
              </text:list-item>
              <text:list-item>
                <text:p text:style-name="P26"><text:span text:style-name="T2">Wizard</text:span></text:p>
              </text:list-item>
              <text:list-item>
                <text:p text:style-name="P26"><text:span text:style-name="T2">Woods Girl</text:span></text:p>
              </text:list-item>
            </text:list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list xml:id="list223451197682514" text:continue-list="list223450121696847" text:style-name="WWNum1">
              <text:list-item>
                <text:p text:style-name="P27"><text:span text:style-name="T2">+1 Battle di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Wade In</text:span></text:p>
          </table:table-cell>
          <table:table-cell table:style-name="Table1.A1" office:value-type="string">
            <text:list xml:id="list223451042964478" text:continue-list="list223449412529260" text:style-name="WWNum2">
              <text:list-item>
                <text:p text:style-name="P26"><text:span text:style-name="T2">Amazon</text:span></text:p>
              </text:list-item>
              <text:list-item>
                <text:p text:style-name="P26"><text:span text:style-name="T2">Berserker</text:span></text:p>
              </text:list-item>
              <text:list-item>
                <text:p text:style-name="P26"><text:span text:style-name="T2">Black Knight</text:span></text:p>
              </text:list-item>
              <text:list-item>
                <text:p text:style-name="P26"><text:span text:style-name="T2">White Knight</text:span></text:p>
              </text:list-item>
            </text:list>
          </table:table-cell>
          <table:table-cell table:style-name="Table1.A1" office:value-type="string">
            <text:p text:style-name="P3"><text:span text:style-name="T2">S or M</text:span></text:p>
          </table:table-cell>
          <table:table-cell table:style-name="Table1.A1" office:value-type="string">
            <text:list xml:id="list223449917909392" text:continue-list="list223451197682514" text:style-name="WWNum1">
              <text:list-item>
                <text:p text:style-name="P27"><text:span text:style-name="T2">When you kill an enemy</text:span></text:p>
              </text:list-item>
              <text:list-item>
                <text:p text:style-name="P27"><text:span text:style-name="T2">Immediately make another attack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War Horn</text:span></text:p>
          </table:table-cell>
          <table:table-cell table:style-name="Table1.A1" office:value-type="string">
            <text:list xml:id="list223449453827560" text:continue-list="list223451042964478" text:style-name="WWNum2">
              <text:list-item>
                <text:p text:style-name="P26"><text:span text:style-name="T2">Barbarian</text:span></text:p>
              </text:list-item>
              <text:list-item>
                <text:p text:style-name="P26"><text:span text:style-name="T2">Captain</text:span></text:p>
              </text:list-item>
              <text:list-item>
                <text:p text:style-name="P26"><text:span text:style-name="T2">Dwarf</text:span></text:p>
              </text:list-item>
            </text:list>
          </table:table-cell>
          <table:table-cell table:style-name="Table1.A1" office:value-type="string">
            <text:p text:style-name="P3"><text:span text:style-name="T2">S</text:span></text:p>
          </table:table-cell>
          <table:table-cell table:style-name="Table1.A1" office:value-type="string">
            <text:list xml:id="list223449213016896" text:continue-list="list223449917909392" text:style-name="WWNum1">
              <text:list-item>
                <text:p text:style-name="P27"><text:span text:style-name="T2">You and your allies each get 1 ATK token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Wayfarer</text:span></text:p>
          </table:table-cell>
          <table:table-cell table:style-name="Table1.A1" office:value-type="string">
            <text:list xml:id="list223450472192755" text:continue-list="list223449453827560" text:style-name="WWNum2">
              <text:list-item>
                <text:p text:style-name="P26"><text:span text:style-name="T2">Amazon</text:span></text:p>
              </text:list-item>
              <text:list-item>
                <text:p text:style-name="P26"><text:span text:style-name="T2">Pilgrim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49733029037" text:continue-list="list223449213016896" text:style-name="WWNum1">
              <text:list-item>
                <text:p text:style-name="P27"><text:span text:style-name="T2">+1 movement die when journeying</text:span></text:p>
              </text:list-item>
              <text:list-item>
                <text:p text:style-name="P27"><text:span text:style-name="T2">+1 MP when journeying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Weapon Smith</text:span></text:p>
          </table:table-cell>
          <table:table-cell table:style-name="Table1.A1" office:value-type="string">
            <text:list xml:id="list223449318420980" text:continue-list="list223450472192755" text:style-name="WWNum2">
              <text:list-item>
                <text:p text:style-name="P26"><text:span text:style-name="T2">Dwarf</text:span></text:p>
              </text:list-item>
            </text:list>
          </table:table-cell>
          <table:table-cell table:style-name="Table1.A1" office:value-type="string">
            <text:p text:style-name="P3"><text:span text:style-name="T2">S</text:span></text:p>
          </table:table-cell>
          <table:table-cell table:style-name="Table1.A1" office:value-type="string">
            <text:list xml:id="list223450458394373" text:continue-list="list223449733029037" text:style-name="WWNum1">
              <text:list-item>
                <text:p text:style-name="P27"><text:span text:style-name="T2">You can repair any damaged armor by spending one action at a dwelling</text:span></text:p>
              </text:list-item>
              <text:list-item>
                <text:p text:style-name="P27"><text:span text:style-name="T2">In battle, spend a SKL and your weapon gains +1 prowess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Wolf Companion</text:span></text:p>
          </table:table-cell>
          <table:table-cell table:style-name="Table1.A1" office:value-type="string">
            <text:list xml:id="list223450306560794" text:continue-list="list223449318420980" text:style-name="WWNum2">
              <text:list-item>
                <text:p text:style-name="P26"><text:span text:style-name="T2">Druid</text:span></text:p>
              </text:list-item>
              <text:list-item>
                <text:p text:style-name="P26"><text:span text:style-name="T2">Woods Girl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50540768075" text:continue-list="list223450458394373" text:style-name="WWNum1">
              <text:list-item>
                <text:p text:style-name="P27"><text:span text:style-name="T2">You gain a wolf as a permanent companion</text:span></text:p>
              </text:list-item>
              <text:list-item>
                <text:p text:style-name="P27"><text:span text:style-name="T2">Wolves have combat stats as per the bestiary and will fight for the caster</text:span></text:p>
              </text:list-item>
              <text:list-item>
                <text:p text:style-name="P27"><text:span text:style-name="T2">If your wolf dies, you can gain another for a small fame penalty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2">Woods Walker</text:span></text:p>
          </table:table-cell>
          <table:table-cell table:style-name="Table1.A1" office:value-type="string">
            <text:list xml:id="list223450477195060" text:continue-list="list223450306560794" text:style-name="WWNum2">
              <text:list-item>
                <text:p text:style-name="P26"><text:span text:style-name="T2">Druid</text:span></text:p>
              </text:list-item>
              <text:list-item>
                <text:p text:style-name="P26"><text:span text:style-name="T2">Elf</text:span></text:p>
              </text:list-item>
              <text:list-item>
                <text:p text:style-name="P26"><text:soft-page-break/><text:span text:style-name="T2">Woods Girl</text:span></text:p>
              </text:list-item>
            </text:list>
          </table:table-cell>
          <table:table-cell table:style-name="Table1.A1" office:value-type="string">
            <text:p text:style-name="P3"><text:span text:style-name="T2">None</text:span></text:p>
          </table:table-cell>
          <table:table-cell table:style-name="Table1.A1" office:value-type="string">
            <text:list xml:id="list223450944544012" text:continue-list="list223450540768075" text:style-name="WWNum1">
              <text:list-item>
                <text:p text:style-name="P27"><text:span text:style-name="T2">Move through woods hexes for 2 MP</text:span></text:p>
              </text:list-item>
              <text:list-item>
                <text:p text:style-name="P27"><text:span text:style-name="T2">Move through forest hexes for 3 MP</text:span></text:p>
              </text:list-item>
            </text:list>
          </table:table-cell>
        </table:table-row>
        <table:table-row table:style-name="Table1.1">
          <table:table-cell table:style-name="Table1.A85" office:value-type="string">
            <text:p text:style-name="P6">Zealot</text:p>
          </table:table-cell>
          <table:table-cell table:style-name="Table1.A85" office:value-type="string">
            <text:list xml:id="list223449935212903" text:continue-list="list223450477195060" text:style-name="WWNum2">
              <text:list-item>
                <text:p text:style-name="P29">Pilgrim</text:p>
              </text:list-item>
              <text:list-item>
                <text:p text:style-name="P29">White Knight</text:p>
              </text:list-item>
            </text:list>
          </table:table-cell>
          <table:table-cell table:style-name="Table1.A85" office:value-type="string">
            <text:p text:style-name="P7">None</text:p>
          </table:table-cell>
          <table:table-cell table:style-name="Table1.A85" office:value-type="string">
            <text:list xml:id="list223450259924216" text:continue-list="list223450944544012" text:style-name="WWNum1">
              <text:list-item>
                <text:p text:style-name="P30">When fighting an enemy that has one or more black magic dice</text:p>
              </text:list-item>
              <text:list-item>
                <text:p text:style-name="P30">+1 Battle die</text:p>
              </text:list-item>
              <text:list-item>
                <text:p text:style-name="P30">+1 Prowess</text:p>
              </text:list-item>
              <text:list-item>
                <text:p text:style-name="P30">+1 White magic die</text:p>
              </text:list-item>
            </text:list>
          </table:table-cell>
        </table:table-row>
      </table:table>
      <text:p text:style-name="Standard"/>
      <text:p text:style-name="Standard"/>
      <text:p text:style-name="P8"><text:span text:style-name="T2">Skill List per Character</text:span></text:p>
      <text:p text:style-name="P1"/>
      <text:section text:style-name="Sect1" text:name="TextSection">
        <text:p text:style-name="Standard"><text:span text:style-name="T2">Amazon (14 skills)</text:span></text:p>
        <text:list xml:id="list2438139090" text:style-name="WWNum9">
          <text:list-item>
            <text:p text:style-name="P9"><text:span text:style-name="T2">Aggressive Stance</text:span></text:p>
          </text:list-item>
          <text:list-item>
            <text:p text:style-name="P9"><text:span text:style-name="T2">Attack Combo</text:span></text:p>
          </text:list-item>
          <text:list-item>
            <text:p text:style-name="P9"><text:span text:style-name="T2">Bow Master</text:span></text:p>
          </text:list-item>
          <text:list-item>
            <text:p text:style-name="P9"><text:span text:style-name="T2">Charge</text:span></text:p>
          </text:list-item>
          <text:list-item>
            <text:p text:style-name="P9"><text:span text:style-name="T2">Flank</text:span></text:p>
          </text:list-item>
          <text:list-item>
            <text:p text:style-name="P9"><text:span text:style-name="T2">Leaping Attack</text:span></text:p>
          </text:list-item>
          <text:list-item>
            <text:p text:style-name="P9"><text:span text:style-name="T2">Reposition</text:span></text:p>
          </text:list-item>
          <text:list-item>
            <text:p text:style-name="P9"><text:span text:style-name="T2">Shield Bash</text:span></text:p>
          </text:list-item>
          <text:list-item>
            <text:p text:style-name="P9"><text:span text:style-name="T2">Shield Master</text:span></text:p>
          </text:list-item>
          <text:list-item>
            <text:p text:style-name="P9"><text:span text:style-name="T2">Spear Master</text:span></text:p>
          </text:list-item>
          <text:list-item>
            <text:p text:style-name="P9"><text:span text:style-name="T2">Stealthy</text:span></text:p>
          </text:list-item>
          <text:list-item>
            <text:p text:style-name="P9"><text:span text:style-name="T2">Tough</text:span></text:p>
          </text:list-item>
          <text:list-item>
            <text:p text:style-name="P9"><text:span text:style-name="T2">Veteran</text:span></text:p>
          </text:list-item>
          <text:list-item>
            <text:p text:style-name="P9"><text:span text:style-name="T2">Wade In</text:span></text:p>
          </text:list-item>
          <text:list-item>
            <text:p text:style-name="P9"><text:span text:style-name="T2">Wayfarer</text:span></text:p>
          </text:list-item>
        </text:list>
        <text:p text:style-name="P1"/>
        <text:p text:style-name="Standard"><text:span text:style-name="T2">Berserker (18 skills)</text:span></text:p>
        <text:list xml:id="list43857022" text:style-name="WWNum4">
          <text:list-item>
            <text:p text:style-name="P10"><text:span text:style-name="T2">Axe Master</text:span></text:p>
          </text:list-item>
          <text:list-item>
            <text:p text:style-name="P10"><text:span text:style-name="T2">Battle Hardened</text:span></text:p>
          </text:list-item>
          <text:list-item>
            <text:p text:style-name="P10"><text:span text:style-name="T2">Berserk Shout</text:span></text:p>
          </text:list-item>
          <text:list-item>
            <text:p text:style-name="P10"><text:span text:style-name="T2">Charge</text:span></text:p>
          </text:list-item>
          <text:list-item>
            <text:p text:style-name="P10"><text:span text:style-name="T2">Cleave</text:span></text:p>
          </text:list-item>
          <text:list-item>
            <text:p text:style-name="P10"><text:span text:style-name="T2">Fear Immunity</text:span></text:p>
          </text:list-item>
          <text:list-item>
            <text:p text:style-name="P10"><text:span text:style-name="T2">Fearsome Roar</text:span></text:p>
          </text:list-item>
          <text:list-item>
            <text:p text:style-name="P10"><text:span text:style-name="T2">Hardy</text:span></text:p>
          </text:list-item>
          <text:list-item>
            <text:p text:style-name="P10"><text:span text:style-name="T2">Iron Shout</text:span></text:p>
          </text:list-item>
          <text:list-item>
            <text:p text:style-name="P10"><text:span text:style-name="T2">Mountain Climber</text:span></text:p>
          </text:list-item>
          <text:list-item>
            <text:p text:style-name="P10"><text:span text:style-name="T2">Pagan Rites</text:span></text:p>
          </text:list-item>
          <text:list-item>
            <text:p text:style-name="P10"><text:span text:style-name="T2">Rage Shout</text:span></text:p>
          </text:list-item>
          <text:list-item>
            <text:p text:style-name="P10"><text:span text:style-name="T2">Seafarer</text:span></text:p>
          </text:list-item>
          <text:list-item>
            <text:p text:style-name="P10"><text:span text:style-name="T2">Sunder</text:span></text:p>
          </text:list-item>
          <text:list-item>
            <text:p text:style-name="P10"><text:span text:style-name="T2">Tough</text:span></text:p>
          </text:list-item>
          <text:list-item>
            <text:p text:style-name="P10"><text:span text:style-name="T2">Veteran</text:span></text:p>
          </text:list-item>
          <text:list-item>
            <text:p text:style-name="P10"><text:span text:style-name="T2">Wade In</text:span></text:p>
          </text:list-item>
          <text:list-item>
            <text:p text:style-name="P10"><text:span text:style-name="T2">War Horn</text:span></text:p>
          </text:list-item>
        </text:list>
        <text:p text:style-name="P1"/>
        <text:p text:style-name="Standard"><text:span text:style-name="T2">Black Knight (15 skills)</text:span></text:p>
        <text:list xml:id="list2544154679" text:style-name="WWNum7">
          <text:list-item>
            <text:p text:style-name="P11"><text:span text:style-name="T2">Ambusher</text:span></text:p>
          </text:list-item>
          <text:list-item>
            <text:p text:style-name="P11"><text:span text:style-name="T2">Armor Master</text:span></text:p>
          </text:list-item>
          <text:list-item>
            <text:p text:style-name="P11"><text:span text:style-name="T2">Battle Hardened</text:span></text:p>
          </text:list-item>
          <text:list-item>
            <text:p text:style-name="P11"><text:span text:style-name="T2">Chaser</text:span></text:p>
          </text:list-item>
          <text:list-item>
            <text:p text:style-name="P11"><text:span text:style-name="T2">Cowardice</text:span></text:p>
          </text:list-item>
          <text:list-item>
            <text:p text:style-name="P11"><text:span text:style-name="T2">Defensive Stance</text:span></text:p>
          </text:list-item>
          <text:list-item>
            <text:p text:style-name="P11"><text:span text:style-name="T2">Fearsome Reputation</text:span></text:p>
          </text:list-item>
          <text:list-item>
            <text:p text:style-name="P11"><text:span text:style-name="T2">Feint</text:span></text:p>
          </text:list-item>
          <text:list-item>
            <text:p text:style-name="P11"><text:span text:style-name="T2">Heavy Infantry</text:span></text:p>
          </text:list-item>
          <text:list-item>
            <text:p text:style-name="P11"><text:span text:style-name="T2">Poisoner</text:span></text:p>
          </text:list-item>
          <text:list-item>
            <text:p text:style-name="P11"><text:span text:style-name="T2">Shield Bash</text:span></text:p>
          </text:list-item>
          <text:list-item>
            <text:p text:style-name="P11"><text:span text:style-name="T2">Stunning Blow</text:span></text:p>
          </text:list-item>
          <text:list-item>
            <text:p text:style-name="P11"><text:span text:style-name="T2">Tough</text:span></text:p>
          </text:list-item>
          <text:list-item>
            <text:p text:style-name="P11"><text:span text:style-name="T2">Veteran</text:span></text:p>
          </text:list-item>
          <text:list-item>
            <text:p text:style-name="P11"><text:span text:style-name="T2">Wade In</text:span></text:p>
          </text:list-item>
        </text:list>
        <text:p text:style-name="P1"/>
        <text:p text:style-name="Standard"><text:span text:style-name="T2">Captain (18 skills)</text:span></text:p>
        <text:list xml:id="list1086395950" text:style-name="WWNum12">
          <text:list-item>
            <text:p text:style-name="P12"><text:span text:style-name="T2">Aggressive Stance</text:span></text:p>
          </text:list-item>
          <text:list-item>
            <text:p text:style-name="P12"><text:span text:style-name="T2">Ambusher</text:span></text:p>
          </text:list-item>
          <text:list-item>
            <text:p text:style-name="P12"><text:span text:style-name="T2">Armor Master</text:span></text:p>
          </text:list-item>
          <text:list-item>
            <text:p text:style-name="P12"><text:span text:style-name="T2">Battle Hardened</text:span></text:p>
          </text:list-item>
          <text:list-item>
            <text:p text:style-name="P12"><text:span text:style-name="T2">Carouser</text:span></text:p>
          </text:list-item>
          <text:list-item>
            <text:p text:style-name="P12"><text:span text:style-name="T2">Defensive Stance</text:span></text:p>
          </text:list-item>
          <text:list-item>
            <text:p text:style-name="P12"><text:span text:style-name="T2">Flank</text:span></text:p>
          </text:list-item>
          <text:list-item>
            <text:p text:style-name="P12"><text:span text:style-name="T2">Hardy</text:span></text:p>
          </text:list-item>
          <text:list-item>
            <text:p text:style-name="P12"><text:span text:style-name="T2">Mercenary</text:span></text:p>
          </text:list-item>
          <text:list-item>
            <text:p text:style-name="P12"><text:span text:style-name="T2">Rallying Cry</text:span></text:p>
          </text:list-item>
          <text:list-item>
            <text:p text:style-name="P12"><text:span text:style-name="T2">Reposition</text:span></text:p>
          </text:list-item>
          <text:list-item>
            <text:p text:style-name="P12"><text:span text:style-name="T2">Sergeant</text:span></text:p>
          </text:list-item>
          <text:list-item>
            <text:p text:style-name="P12"><text:span text:style-name="T2">Shield Bash</text:span></text:p>
          </text:list-item>
          <text:list-item>
            <text:p text:style-name="P12"><text:span text:style-name="T2">Spear Master</text:span></text:p>
          </text:list-item>
          <text:list-item>
            <text:p text:style-name="P12"><text:span text:style-name="T2">Sword Master</text:span></text:p>
          </text:list-item>
          <text:list-item>
            <text:p text:style-name="P12"><text:span text:style-name="T2">Tough</text:span></text:p>
          </text:list-item>
          <text:list-item>
            <text:p text:style-name="P12"><text:span text:style-name="T2">Veteran</text:span></text:p>
          </text:list-item>
          <text:list-item>
            <text:p text:style-name="P12"><text:span text:style-name="T2">War Horn</text:span></text:p>
          </text:list-item>
        </text:list>
        <text:p text:style-name="P13"/>
        <text:p text:style-name="Standard"><text:span text:style-name="T2">Druid (12 skills)</text:span></text:p>
        <text:list xml:id="list66394810" text:style-name="WWNum5">
          <text:list-item>
            <text:p text:style-name="P14"><text:span text:style-name="T2">Blood Magic</text:span></text:p>
          </text:list-item>
          <text:list-item>
            <text:p text:style-name="P14"><text:span text:style-name="T2">Crow Companion</text:span></text:p>
          </text:list-item>
          <text:list-item>
            <text:p text:style-name="P14"><text:span text:style-name="T2">Curse Immunity</text:span></text:p>
          </text:list-item>
          <text:list-item>
            <text:p text:style-name="P14"><text:span text:style-name="T2">Keen Eye</text:span></text:p>
          </text:list-item>
          <text:list-item>
            <text:p text:style-name="P14"><text:span text:style-name="T2">Master Mage</text:span></text:p>
          </text:list-item>
          <text:list-item>
            <text:p text:style-name="P14"><text:span text:style-name="T2">Pagan Rites</text:span></text:p>
          </text:list-item>
          <text:list-item>
            <text:p text:style-name="P14"><text:span text:style-name="T2">Recast</text:span></text:p>
          </text:list-item>
          <text:list-item>
            <text:p text:style-name="P14"><text:span text:style-name="T2">Ritual Knife</text:span></text:p>
          </text:list-item>
          <text:list-item>
            <text:p text:style-name="P14"><text:span text:style-name="T2">Stealthy</text:span></text:p>
          </text:list-item>
          <text:list-item>
            <text:p text:style-name="P14"><text:span text:style-name="T2">Tough</text:span></text:p>
          </text:list-item>
          <text:list-item>
            <text:p text:style-name="P14"><text:span text:style-name="T2">Wolf Companion</text:span></text:p>
          </text:list-item>
          <text:list-item>
            <text:p text:style-name="P14"><text:span text:style-name="T2">Woods Walker</text:span></text:p>
          </text:list-item>
        </text:list>
        <text:p text:style-name="P1"/>
        <text:p text:style-name="Standard"><text:span text:style-name="T2">Dwarf (15 skills)</text:span></text:p>
        <text:list xml:id="list3269485392" text:style-name="WWNum8">
          <text:list-item>
            <text:p text:style-name="P15"><text:span text:style-name="T2">Axe Master</text:span></text:p>
          </text:list-item>
          <text:list-item>
            <text:p text:style-name="P15"><text:span text:style-name="T2">Battle Hardened</text:span></text:p>
          </text:list-item>
          <text:list-item>
            <text:p text:style-name="P15"><text:span text:style-name="T2">Carouser</text:span></text:p>
          </text:list-item>
          <text:list-item>
            <text:p text:style-name="P15"><text:span text:style-name="T2">Duck</text:span></text:p>
          </text:list-item>
          <text:list-item>
            <text:p text:style-name="P15"><text:span text:style-name="T2">Happy Drunk</text:span></text:p>
          </text:list-item>
          <text:list-item>
            <text:p text:style-name="P15"><text:span text:style-name="T2">Mountain Climber</text:span></text:p>
          </text:list-item>
          <text:list-item>
            <text:p text:style-name="P15"><text:span text:style-name="T2">Poison Immunity</text:span></text:p>
          </text:list-item>
          <text:list-item>
            <text:p text:style-name="P15"><text:span text:style-name="T2">Resist Magic</text:span></text:p>
          </text:list-item>
          <text:list-item>
            <text:p text:style-name="P15"><text:span text:style-name="T2">Smoke Rings</text:span></text:p>
          </text:list-item>
          <text:list-item>
            <text:p text:style-name="P15"><text:span text:style-name="T2">Sunder</text:span></text:p>
          </text:list-item>
          <text:list-item>
            <text:p text:style-name="P15"><text:soft-page-break/><text:span text:style-name="T2">Tough</text:span></text:p>
          </text:list-item>
          <text:list-item>
            <text:p text:style-name="P15"><text:span text:style-name="T2">Tunnel Rat</text:span></text:p>
          </text:list-item>
          <text:list-item>
            <text:p text:style-name="P15"><text:span text:style-name="T2">Veteran</text:span></text:p>
          </text:list-item>
          <text:list-item>
            <text:p text:style-name="P15"><text:span text:style-name="T2">War Horn</text:span></text:p>
          </text:list-item>
          <text:list-item>
            <text:p text:style-name="P15"><text:span text:style-name="T2">Weapon Smith<text:tab/></text:span></text:p>
          </text:list-item>
        </text:list>
        <text:p text:style-name="Standard"><text:span text:style-name="T2">Elf (10 skills)</text:span></text:p>
        <text:list xml:id="list1209097311" text:style-name="WWNum6">
          <text:list-item>
            <text:p text:style-name="P16"><text:span text:style-name="T2">Ambusher</text:span></text:p>
          </text:list-item>
          <text:list-item>
            <text:p text:style-name="P16"><text:span text:style-name="T2">Bow Master</text:span></text:p>
          </text:list-item>
          <text:list-item>
            <text:p text:style-name="P16"><text:span text:style-name="T2">Dodge</text:span></text:p>
          </text:list-item>
          <text:list-item>
            <text:p text:style-name="P16"><text:span text:style-name="T2">Elven Traditions</text:span></text:p>
          </text:list-item>
          <text:list-item>
            <text:p text:style-name="P16"><text:span text:style-name="T2">Faerie Companion</text:span></text:p>
          </text:list-item>
          <text:list-item>
            <text:p text:style-name="P16"><text:span text:style-name="T2">Flank</text:span></text:p>
          </text:list-item>
          <text:list-item>
            <text:p text:style-name="P16"><text:span text:style-name="T2">Keen Eye</text:span></text:p>
          </text:list-item>
          <text:list-item>
            <text:p text:style-name="P16"><text:span text:style-name="T2">Stealthy</text:span></text:p>
          </text:list-item>
          <text:list-item>
            <text:p text:style-name="P16"><text:span text:style-name="T2">Veteran</text:span></text:p>
          </text:list-item>
          <text:list-item>
            <text:p text:style-name="P16"><text:span text:style-name="T2">Woods Walker</text:span></text:p>
          </text:list-item>
        </text:list>
        <text:p text:style-name="P1"/>
        <text:p text:style-name="Standard"><text:span text:style-name="T2">Magician (10 skills)</text:span></text:p>
        <text:list xml:id="list2671758493" text:style-name="WWNum14">
          <text:list-item>
            <text:p text:style-name="P17"><text:span text:style-name="T2">Chromatic Rage</text:span></text:p>
          </text:list-item>
          <text:list-item>
            <text:p text:style-name="P17"><text:span text:style-name="T2">Color Master</text:span></text:p>
          </text:list-item>
          <text:list-item>
            <text:p text:style-name="P17"><text:span text:style-name="T2">Deft Touch</text:span></text:p>
          </text:list-item>
          <text:list-item>
            <text:p text:style-name="P17"><text:span text:style-name="T2">Demonic Whispers</text:span></text:p>
          </text:list-item>
          <text:list-item>
            <text:p text:style-name="P17"><text:span text:style-name="T2">Elven Traditions</text:span></text:p>
          </text:list-item>
          <text:list-item>
            <text:p text:style-name="P17"><text:span text:style-name="T2">Evoker</text:span></text:p>
          </text:list-item>
          <text:list-item>
            <text:p text:style-name="P17"><text:span text:style-name="T2">Master Mage</text:span></text:p>
          </text:list-item>
          <text:list-item>
            <text:p text:style-name="P17"><text:span text:style-name="T2">Mystical Exertion</text:span></text:p>
          </text:list-item>
          <text:list-item>
            <text:p text:style-name="P17"><text:span text:style-name="T2">Pagan Rites</text:span></text:p>
          </text:list-item>
          <text:list-item>
            <text:p text:style-name="P17"><text:span text:style-name="T2">Recast</text:span></text:p>
          </text:list-item>
          <text:list-item>
            <text:p text:style-name="P17"><text:span text:style-name="T2">Take Initiative</text:span></text:p>
          </text:list-item>
        </text:list>
        <text:p text:style-name="P1"/>
        <text:p text:style-name="Standard"><text:span text:style-name="T2">Pilgrim (9 skills)</text:span></text:p>
        <text:list xml:id="list4145575507" text:style-name="WWNum13">
          <text:list-item>
            <text:p text:style-name="P18"><text:span text:style-name="T2">Conviction</text:span></text:p>
          </text:list-item>
          <text:list-item>
            <text:p text:style-name="P18"><text:span text:style-name="T2">Master Mage</text:span></text:p>
          </text:list-item>
          <text:list-item>
            <text:p text:style-name="P18"><text:span text:style-name="T2">Mercenary</text:span></text:p>
          </text:list-item>
          <text:list-item>
            <text:p text:style-name="P18"><text:span text:style-name="T2">Pilgrim’s Path</text:span></text:p>
          </text:list-item>
          <text:list-item>
            <text:p text:style-name="P18"><text:span text:style-name="T2">Recast</text:span></text:p>
          </text:list-item>
          <text:list-item>
            <text:p text:style-name="P18"><text:span text:style-name="T2">Seminary Training</text:span></text:p>
          </text:list-item>
          <text:list-item>
            <text:p text:style-name="P18"><text:span text:style-name="T2">Tough</text:span></text:p>
          </text:list-item>
          <text:list-item>
            <text:p text:style-name="P18"><text:span text:style-name="T2">Veteran</text:span></text:p>
          </text:list-item>
          <text:list-item>
            <text:p text:style-name="P18"><text:span text:style-name="T2">Wayfarer</text:span></text:p>
          </text:list-item>
        </text:list>
        <text:p text:style-name="P1"/>
        <text:p text:style-name="Standard"><text:span text:style-name="T2">Sorcerer (8</text:span><text:bookmark text:name="_GoBack"/><text:span text:style-name="T2"> skills)</text:span></text:p>
        <text:list xml:id="list3876165994" text:style-name="WWNum19">
          <text:list-item>
            <text:p text:style-name="P19"><text:span text:style-name="T2">Alchemical Fortification</text:span></text:p>
          </text:list-item>
          <text:list-item>
            <text:p text:style-name="P19"><text:span text:style-name="T2">Counter Spell</text:span></text:p>
          </text:list-item>
          <text:list-item>
            <text:p text:style-name="P19"><text:span text:style-name="T2">Elementalist</text:span></text:p>
          </text:list-item>
          <text:list-item>
            <text:p text:style-name="P19"><text:span text:style-name="T2">Evoker</text:span></text:p>
          </text:list-item>
          <text:list-item>
            <text:p text:style-name="P19"><text:span text:style-name="T2">Magic Circle</text:span></text:p>
          </text:list-item>
          <text:list-item>
            <text:p text:style-name="P19"><text:span text:style-name="T2">Master Mage</text:span></text:p>
          </text:list-item>
          <text:list-item>
            <text:p text:style-name="P19"><text:span text:style-name="T2">Mountain Climber</text:span></text:p>
          </text:list-item>
          <text:list-item>
            <text:p text:style-name="P19"><text:span text:style-name="T2">Recast</text:span></text:p>
          </text:list-item>
        </text:list>
        <text:p text:style-name="P1"/>
        <text:p text:style-name="Standard"><text:span text:style-name="T2">Swordsman (10 skills)</text:span></text:p>
        <text:list xml:id="list789830252" text:style-name="WWNum10">
          <text:list-item>
            <text:p text:style-name="P20"><text:span text:style-name="T2">Ambusher</text:span></text:p>
          </text:list-item>
          <text:list-item>
            <text:p text:style-name="P20"><text:span text:style-name="T2">Charge</text:span></text:p>
          </text:list-item>
          <text:list-item>
            <text:p text:style-name="P20"><text:span text:style-name="T2">Chaser</text:span></text:p>
          </text:list-item>
          <text:list-item>
            <text:p text:style-name="P20"><text:span text:style-name="T2">Deft Touch</text:span></text:p>
          </text:list-item>
          <text:list-item>
            <text:p text:style-name="P20"><text:span text:style-name="T2">Dodge</text:span></text:p>
          </text:list-item>
          <text:list-item>
            <text:p text:style-name="P20"><text:span text:style-name="T2">Duelist</text:span></text:p>
          </text:list-item>
          <text:list-item>
            <text:p text:style-name="P20"><text:span text:style-name="T2">Feint</text:span></text:p>
          </text:list-item>
          <text:list-item>
            <text:p text:style-name="P20"><text:span text:style-name="T2">Mercenary</text:span></text:p>
          </text:list-item>
          <text:list-item>
            <text:p text:style-name="P20"><text:span text:style-name="T2">Reposition</text:span></text:p>
          </text:list-item>
          <text:list-item>
            <text:p text:style-name="P20"><text:span text:style-name="T2">Sword Master</text:span></text:p>
          </text:list-item>
          <text:list-item>
            <text:p text:style-name="P20"><text:span text:style-name="T2">Veteran</text:span></text:p>
          </text:list-item>
        </text:list>
        <text:p text:style-name="P1"/>
        <text:p text:style-name="Standard"><text:span text:style-name="T2">White Knight (13 skills)</text:span></text:p>
        <text:list xml:id="list421679953" text:style-name="WWNum11">
          <text:list-item>
            <text:p text:style-name="P21"><text:span text:style-name="T2">Armor Master</text:span></text:p>
          </text:list-item>
          <text:list-item>
            <text:p text:style-name="P21"><text:span text:style-name="T2">Battle Hardened</text:span></text:p>
          </text:list-item>
          <text:list-item>
            <text:p text:style-name="P21"><text:span text:style-name="T2">Conviction</text:span></text:p>
          </text:list-item>
          <text:list-item>
            <text:p text:style-name="P21"><text:span text:style-name="T2">Fear Immunity</text:span></text:p>
          </text:list-item>
          <text:list-item>
            <text:p text:style-name="P21"><text:span text:style-name="T2">Hardy</text:span></text:p>
          </text:list-item>
          <text:list-item>
            <text:p text:style-name="P21"><text:span text:style-name="T2">Heavy Infantry</text:span></text:p>
          </text:list-item>
          <text:list-item>
            <text:p text:style-name="P21"><text:span text:style-name="T2">Honorable</text:span></text:p>
          </text:list-item>
          <text:list-item>
            <text:p text:style-name="P21"><text:span text:style-name="T2">Lay Hands</text:span></text:p>
          </text:list-item>
          <text:list-item>
            <text:p text:style-name="P21"><text:span text:style-name="T2">Polished Armor</text:span></text:p>
          </text:list-item>
          <text:list-item>
            <text:p text:style-name="P21"><text:span text:style-name="T2">Seminary Training</text:span></text:p>
          </text:list-item>
          <text:list-item>
            <text:p text:style-name="P21"><text:span text:style-name="T2">Tough</text:span></text:p>
          </text:list-item>
          <text:list-item>
            <text:p text:style-name="P21"><text:span text:style-name="T2">Veteran</text:span></text:p>
          </text:list-item>
          <text:list-item>
            <text:p text:style-name="P21"><text:span text:style-name="T2">Wade In</text:span></text:p>
          </text:list-item>
        </text:list>
        <text:p text:style-name="P1"/>
        <text:p text:style-name="Standard"><text:span text:style-name="T2">Witch (10 skills)</text:span></text:p>
        <text:list xml:id="list2877485616" text:style-name="WWNum17">
          <text:list-item>
            <text:p text:style-name="P22"><text:span text:style-name="T2">Blood Magic</text:span></text:p>
          </text:list-item>
          <text:list-item>
            <text:p text:style-name="P22"><text:span text:style-name="T2">Curse Immunity</text:span></text:p>
          </text:list-item>
          <text:list-item>
            <text:p text:style-name="P22"><text:span text:style-name="T2">Demonic Whispers</text:span></text:p>
          </text:list-item>
          <text:list-item>
            <text:p text:style-name="P22"><text:span text:style-name="T2">Magic Circle</text:span></text:p>
          </text:list-item>
          <text:list-item>
            <text:p text:style-name="P22"><text:span text:style-name="T2">Master Mage</text:span></text:p>
          </text:list-item>
          <text:list-item>
            <text:p text:style-name="P22"><text:span text:style-name="T2">Pagan Rites</text:span></text:p>
          </text:list-item>
          <text:list-item>
            <text:p text:style-name="P22"><text:span text:style-name="T2">Poisoner</text:span></text:p>
          </text:list-item>
          <text:list-item>
            <text:p text:style-name="P22"><text:span text:style-name="T2">Recast</text:span></text:p>
          </text:list-item>
          <text:list-item>
            <text:p text:style-name="P22"><text:span text:style-name="T2">Ritual Knife</text:span></text:p>
          </text:list-item>
          <text:list-item>
            <text:p text:style-name="P22"><text:span text:style-name="T2">Tough</text:span></text:p>
          </text:list-item>
        </text:list>
        <text:p text:style-name="P1"/>
        <text:p text:style-name="Standard"><text:span text:style-name="T2">Witch King (6 skills)</text:span></text:p>
        <text:list xml:id="list3567167158" text:style-name="WWNum18">
          <text:list-item>
            <text:p text:style-name="P23"><text:span text:style-name="T2">Blood Magic</text:span></text:p>
          </text:list-item>
          <text:list-item>
            <text:p text:style-name="P23"><text:span text:style-name="T2">Demonic Whispers</text:span></text:p>
          </text:list-item>
          <text:list-item>
            <text:p text:style-name="P23"><text:span text:style-name="T2">Evoker</text:span></text:p>
          </text:list-item>
          <text:list-item>
            <text:p text:style-name="P23"><text:span text:style-name="T2">Magic Circle</text:span></text:p>
          </text:list-item>
          <text:list-item>
            <text:p text:style-name="P23"><text:span text:style-name="T2">Master Mage</text:span></text:p>
          </text:list-item>
          <text:list-item>
            <text:p text:style-name="P23"><text:span text:style-name="T2">Recast</text:span></text:p>
          </text:list-item>
        </text:list>
        <text:p text:style-name="P1"/>
        <text:p text:style-name="Standard"><text:soft-page-break/><text:span text:style-name="T2">Wizard (14 skills)</text:span></text:p>
        <text:list xml:id="list2236724429" text:style-name="WWNum15">
          <text:list-item>
            <text:p text:style-name="P24"><text:span text:style-name="T2">Cartographer</text:span></text:p>
          </text:list-item>
          <text:list-item>
            <text:p text:style-name="P24"><text:span text:style-name="T2">Crow Companion</text:span></text:p>
          </text:list-item>
          <text:list-item>
            <text:p text:style-name="P24"><text:span text:style-name="T2">Deft Touch</text:span></text:p>
          </text:list-item>
          <text:list-item>
            <text:p text:style-name="P24"><text:span text:style-name="T2">Elven Traditions</text:span></text:p>
          </text:list-item>
          <text:list-item>
            <text:p text:style-name="P24"><text:span text:style-name="T2">Evoker</text:span></text:p>
          </text:list-item>
          <text:list-item>
            <text:p text:style-name="P24"><text:span text:style-name="T2">Honorable</text:span></text:p>
          </text:list-item>
          <text:list-item>
            <text:p text:style-name="P24"><text:span text:style-name="T2">Keen Eye</text:span></text:p>
          </text:list-item>
          <text:list-item>
            <text:p text:style-name="P24"><text:span text:style-name="T2">Magic Circle</text:span></text:p>
          </text:list-item>
          <text:list-item>
            <text:p text:style-name="P24"><text:span text:style-name="T2">Master Mage</text:span></text:p>
          </text:list-item>
          <text:list-item>
            <text:p text:style-name="P24"><text:span text:style-name="T2">Recast</text:span></text:p>
          </text:list-item>
          <text:list-item>
            <text:p text:style-name="P24"><text:span text:style-name="T2">Pagan Rites</text:span></text:p>
          </text:list-item>
          <text:list-item>
            <text:p text:style-name="P24"><text:span text:style-name="T2">Seafarer</text:span></text:p>
          </text:list-item>
          <text:list-item>
            <text:p text:style-name="P24"><text:span text:style-name="T2">Smoke Rings</text:span></text:p>
          </text:list-item>
          <text:list-item>
            <text:p text:style-name="P24"><text:span text:style-name="T2">Veteran</text:span></text:p>
          </text:list-item>
        </text:list>
        <text:p text:style-name="P1"/>
        <text:p text:style-name="Standard"><text:span text:style-name="T2">Woods Girl (9 skills)</text:span></text:p>
        <text:list xml:id="list3249772131" text:style-name="WWNum16">
          <text:list-item>
            <text:p text:style-name="P25"><text:span text:style-name="T2">Bow Master</text:span></text:p>
          </text:list-item>
          <text:list-item>
            <text:p text:style-name="P25"><text:span text:style-name="T2">Elven Traditions</text:span></text:p>
          </text:list-item>
          <text:list-item>
            <text:p text:style-name="P25"><text:span text:style-name="T2">Keen Eye</text:span></text:p>
          </text:list-item>
          <text:list-item>
            <text:p text:style-name="P25"><text:span text:style-name="T2">Pagan Rites</text:span></text:p>
          </text:list-item>
          <text:list-item>
            <text:p text:style-name="P25"><text:span text:style-name="T2">Skilled Tracker</text:span></text:p>
          </text:list-item>
          <text:list-item>
            <text:p text:style-name="P25"><text:span text:style-name="T2">Stealthy</text:span></text:p>
          </text:list-item>
          <text:list-item>
            <text:p text:style-name="P25"><text:span text:style-name="T2">Veteran</text:span></text:p>
          </text:list-item>
          <text:list-item>
            <text:p text:style-name="P25"><text:span text:style-name="T2">Wolf Companion</text:span></text:p>
          </text:list-item>
          <text:list-item>
            <text:p text:style-name="P25"><text:span text:style-name="T2">Woods Walker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oun, Christopher</meta:initial-creator>
    <meta:editing-cycles>72</meta:editing-cycles>
    <meta:creation-date>2018-03-26T15:10:00</meta:creation-date>
    <dc:date>2018-03-31T22:34:48.558000000</dc:date>
    <meta:editing-duration>PT11H17M13S</meta:editing-duration>
    <meta:generator>LibreOffice/5.4.2.2$Windows_X86_64 LibreOffice_project/22b09f6418e8c2d508a9eaf86b2399209b0990f4</meta:generator>
    <meta:document-statistic meta:table-count="1" meta:image-count="0" meta:object-count="0" meta:page-count="8" meta:paragraph-count="725" meta:word-count="2546" meta:character-count="11503" meta:non-whitespace-character-count="102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